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555in"/>
    </style:style>
    <style:style style:name="co3" style:family="table-column">
      <style:table-column-properties fo:break-before="auto" style:column-width="0.3484in"/>
    </style:style>
    <style:style style:name="co4" style:family="table-column">
      <style:table-column-properties fo:break-before="auto" style:column-width="0.2661in"/>
    </style:style>
    <style:style style:name="co5" style:family="table-column">
      <style:table-column-properties fo:break-before="auto" style:column-width="0.302in"/>
    </style:style>
    <style:style style:name="co6" style:family="table-column">
      <style:table-column-properties fo:break-before="auto" style:column-width="0.4543in"/>
    </style:style>
    <style:style style:name="co7" style:family="table-column">
      <style:table-column-properties fo:break-before="auto" style:column-width="0.4984in"/>
    </style:style>
    <style:style style:name="co8" style:family="table-column">
      <style:table-column-properties fo:break-before="auto" style:column-width="0.4827in"/>
    </style:style>
    <style:style style:name="co9" style:family="table-column">
      <style:table-column-properties fo:break-before="auto" style:column-width="0.7134in"/>
    </style:style>
    <style:style style:name="co10" style:family="table-column">
      <style:table-column-properties fo:break-before="auto" style:column-width="0.6866in"/>
    </style:style>
    <style:style style:name="co11" style:family="table-column">
      <style:table-column-properties fo:break-before="auto" style:column-width="0.402in"/>
    </style:style>
    <style:style style:name="co12" style:family="table-column">
      <style:table-column-properties fo:break-before="auto" style:column-width="0.5902in"/>
    </style:style>
    <style:style style:name="ro1" style:family="table-row">
      <style:table-row-properties style:row-height="0.5646in" fo:break-before="auto" style:use-optimal-row-height="true"/>
    </style:style>
    <style:style style:name="ro2" style:family="table-row">
      <style:table-row-properties style:row-height="0.1925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rack Name</text:p>
          </table:table-cell>
          <table:table-cell office:value-type="string" calcext:value-type="string">
            <text:p>/- - -</text:p>
          </table:table-cell>
          <table:table-cell office:value-type="string" calcext:value-type="string">
            <text:p>/- -</text:p>
          </table:table-cell>
          <table:table-cell office:value-type="string" calcext:value-type="string">
            <text:p>/ - </text:p>
          </table:table-cell>
          <table:table-cell office:value-type="string" calcext:value-type="string">
            <text:p><text:s/>/ +</text:p>
          </table:table-cell>
          <table:table-cell office:value-type="string" calcext:value-type="string">
            <text:p><text:s/>/ <text:s/>+ +</text:p>
          </table:table-cell>
          <table:table-cell office:value-type="string" calcext:value-type="string">
            <text:p>/ + + +</text:p>
          </table:table-cell>
          <table:table-cell/>
          <table:table-cell office:value-type="string" calcext:value-type="string">
            <text:p>Total</text:p>
            <text:p>Voter (N)</text:p>
          </table:table-cell>
          <table:table-cell office:value-type="string" calcext:value-type="string">
            <text:p>Fractional</text:p>
            <text:p>Total (S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pprox 95%</text:p>
            <text:p>Least Lower</text:p>
            <text:p>Bound</text:p>
          </table:table-cell>
        </table:table-row>
        <table:table-row table:style-name="ro2">
          <table:table-cell office:value-type="string" calcext:value-type="string">
            <text:p><text:s/>No Vote Track</text:p>
          </table:table-cell>
          <table:table-cell table:number-columns-repeated="7"/>
          <table:table-cell table:formula="of:=SUM([.B2:.G2])" office:value-type="float" office:value="0" calcext:value-type="float">
            <text:p>0</text:p>
          </table:table-cell>
          <table:table-cell table:formula="of:=[.C2]/5 +[.D2]*2/5 +[.E2]*3/5 +[.F2]*4/5+[.G2]*5/5" office:value-type="float" office:value="0" calcext:value-type="float">
            <text:p>0</text:p>
          </table:table-cell>
          <table:table-cell table:formula="of:=1+[.J2]" office:value-type="float" office:value="1" calcext:value-type="float">
            <text:p>1</text:p>
          </table:table-cell>
          <table:table-cell table:formula="of:=1+[.I2]-[.J2]" office:value-type="float" office:value="1" calcext:value-type="float">
            <text:p>1</text:p>
          </table:table-cell>
          <table:table-cell table:formula="of:=[.K2]/([.K2]+[.L2]) - 1.65*SQRT(([.K2]*[.L2])/(([.K2]+[.L2])*([.K2]+[.L2]) *([.K2]+[.L2]+1)))" office:value-type="float" office:value="0.0236860279185588" calcext:value-type="float">
            <text:p>0.0236860279</text:p>
          </table:table-cell>
        </table:table-row>
        <table:table-row table:style-name="ro2">
          <table:table-cell office:value-type="string" calcext:value-type="string">
            <text:p>1 Perfec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SUM([.B3:.G3])" office:value-type="float" office:value="1" calcext:value-type="float">
            <text:p>1</text:p>
          </table:table-cell>
          <table:table-cell table:formula="of:=[.C3]/5 +[.D3]*2/5 +[.E3]*3/5 +[.F3]*4/5+[.G3]*5/5" office:value-type="float" office:value="1" calcext:value-type="float">
            <text:p>1</text:p>
          </table:table-cell>
          <table:table-cell table:formula="of:=1+[.J3]" office:value-type="float" office:value="2" calcext:value-type="float">
            <text:p>2</text:p>
          </table:table-cell>
          <table:table-cell table:formula="of:=1+[.I3]-[.J3]" office:value-type="float" office:value="1" calcext:value-type="float">
            <text:p>1</text:p>
          </table:table-cell>
          <table:table-cell table:formula="of:=[.K3]/([.K3]+[.L3]) - 1.65*SQRT(([.K3]*[.L3])/(([.K3]+[.L3])*([.K3]+[.L3]) *([.K3]+[.L3]+1)))" office:value-type="float" office:value="0.277757937014066" calcext:value-type="float">
            <text:p>0.277757937</text:p>
          </table:table-cell>
        </table:table-row>
        <table:table-row table:style-name="ro2">
          <table:table-cell office:value-type="string" calcext:value-type="string">
            <text:p><text:s/>5 Perfect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table:formula="of:=SUM([.B4:.G4])" office:value-type="float" office:value="5" calcext:value-type="float">
            <text:p>5</text:p>
          </table:table-cell>
          <table:table-cell table:formula="of:=[.C4]/5 +[.D4]*2/5 +[.E4]*3/5 +[.F4]*4/5+[.G4]*5/5" office:value-type="float" office:value="5" calcext:value-type="float">
            <text:p>5</text:p>
          </table:table-cell>
          <table:table-cell table:formula="of:=1+[.J4]" office:value-type="float" office:value="6" calcext:value-type="float">
            <text:p>6</text:p>
          </table:table-cell>
          <table:table-cell table:formula="of:=1+[.I4]-[.J4]" office:value-type="float" office:value="1" calcext:value-type="float">
            <text:p>1</text:p>
          </table:table-cell>
          <table:table-cell table:formula="of:=[.K4]/([.K4]+[.L4]) - 1.65*SQRT(([.K4]*[.L4])/(([.K4]+[.L4])*([.K4]+[.L4]) *([.K4]+[.L4]+1)))" office:value-type="float" office:value="0.653008297679382" calcext:value-type="float">
            <text:p>0.6530082977</text:p>
          </table:table-cell>
        </table:table-row>
        <table:table-row table:style-name="ro2">
          <table:table-cell office:value-type="string" calcext:value-type="string">
            <text:p>Very Good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table:number-columns-repeated="2"/>
          <table:table-cell table:formula="of:=SUM([.B5:.G5])" office:value-type="float" office:value="30" calcext:value-type="float">
            <text:p>30</text:p>
          </table:table-cell>
          <table:table-cell table:formula="of:=[.C5]/5 +[.D5]*2/5 +[.E5]*3/5 +[.F5]*4/5+[.G5]*5/5" office:value-type="float" office:value="24" calcext:value-type="float">
            <text:p>24</text:p>
          </table:table-cell>
          <table:table-cell table:formula="of:=1+[.J5]" office:value-type="float" office:value="25" calcext:value-type="float">
            <text:p>25</text:p>
          </table:table-cell>
          <table:table-cell table:formula="of:=1+[.I5]-[.J5]" office:value-type="float" office:value="7" calcext:value-type="float">
            <text:p>7</text:p>
          </table:table-cell>
          <table:table-cell table:formula="of:=[.K5]/([.K5]+[.L5]) - 1.65*SQRT(([.K5]*[.L5])/(([.K5]+[.L5])*([.K5]+[.L5]) *([.K5]+[.L5]+1)))" office:value-type="float" office:value="0.662510280050229" calcext:value-type="float">
            <text:p>0.6625102801</text:p>
          </table:table-cell>
        </table:table-row>
        <table:table-row table:style-name="ro2">
          <table:table-cell office:value-type="string" calcext:value-type="string">
            <text:p>6 Perfect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/>
          <table:table-cell table:formula="of:=SUM([.B6:.G6])" office:value-type="float" office:value="6" calcext:value-type="float">
            <text:p>6</text:p>
          </table:table-cell>
          <table:table-cell table:formula="of:=[.C6]/5 +[.D6]*2/5 +[.E6]*3/5 +[.F6]*4/5+[.G6]*5/5" office:value-type="float" office:value="6" calcext:value-type="float">
            <text:p>6</text:p>
          </table:table-cell>
          <table:table-cell table:formula="of:=1+[.J6]" office:value-type="float" office:value="7" calcext:value-type="float">
            <text:p>7</text:p>
          </table:table-cell>
          <table:table-cell table:formula="of:=1+[.I6]-[.J6]" office:value-type="float" office:value="1" calcext:value-type="float">
            <text:p>1</text:p>
          </table:table-cell>
          <table:table-cell table:formula="of:=[.K6]/([.K6]+[.L6]) - 1.65*SQRT(([.K6]*[.L6])/(([.K6]+[.L6])*([.K6]+[.L6]) *([.K6]+[.L6]+1)))" office:value-type="float" office:value="0.693104597364309" calcext:value-type="float">
            <text:p>0.6931045974</text:p>
          </table:table-cell>
        </table:table-row>
        <table:table-row table:style-name="ro2">
          <table:table-cell office:value-type="string" calcext:value-type="string">
            <text:p>Good Mix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ood Mix</text:p>
          </table:table-cell>
          <table:table-cell table:number-columns-repeated="3"/>
          <table:table-cell table:number-columns-repeated="3" office:value-type="float" office:value="10" calcext:value-type="float">
            <text:p>10</text:p>
          </table:table-cell>
          <table:table-cell/>
          <table:table-cell table:formula="of:=SUM([.B8:.G8])" office:value-type="float" office:value="30" calcext:value-type="float">
            <text:p>30</text:p>
          </table:table-cell>
          <table:table-cell table:formula="of:=[.C8]/5 +[.D8]*2/5 +[.E8]*3/5 +[.F8]*4/5+[.G8]*5/5" office:value-type="float" office:value="24" calcext:value-type="float">
            <text:p>24</text:p>
          </table:table-cell>
          <table:table-cell table:formula="of:=1+[.J8]" office:value-type="float" office:value="25" calcext:value-type="float">
            <text:p>25</text:p>
          </table:table-cell>
          <table:table-cell table:formula="of:=1+[.I8]-[.J8]" office:value-type="float" office:value="7" calcext:value-type="float">
            <text:p>7</text:p>
          </table:table-cell>
          <table:table-cell table:formula="of:=[.K8]/([.K8]+[.L8]) - 1.65*SQRT(([.K8]*[.L8])/(([.K8]+[.L8])*([.K8]+[.L8]) *([.K8]+[.L8]+1)))" office:value-type="float" office:value="0.662510280050229" calcext:value-type="float">
            <text:p>0.6625102801</text:p>
          </table:table-cell>
        </table:table-row>
        <table:table-row table:style-name="ro2" table:number-rows-repeated="2">
          <table:table-cell table:number-columns-repeated="13"/>
        </table:table-row>
        <table:table-row table:style-name="ro2">
          <table:table-cell office:value-type="string" calcext:value-type="string">
            <text:p>1 me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11:.G11])" office:value-type="float" office:value="1" calcext:value-type="float">
            <text:p>1</text:p>
          </table:table-cell>
          <table:table-cell table:formula="of:=[.C11]/5 +[.D11]*2/5 +[.E11]*3/5 +[.F11]*4/5+[.G11]*5/5" office:value-type="float" office:value="0.4" calcext:value-type="float">
            <text:p>0.4</text:p>
          </table:table-cell>
          <table:table-cell table:formula="of:=1+[.J11]" office:value-type="float" office:value="1.4" calcext:value-type="float">
            <text:p>1.4</text:p>
          </table:table-cell>
          <table:table-cell table:formula="of:=1+[.I11]-[.J11]" office:value-type="float" office:value="1.6" calcext:value-type="float">
            <text:p>1.6</text:p>
          </table:table-cell>
          <table:table-cell table:formula="of:=[.K11]/([.K11]+[.L11]) - 1.65*SQRT(([.K11]*[.L11])/(([.K11]+[.L11])*([.K11]+[.L11]) *([.K11]+[.L11]+1)))" office:value-type="float" office:value="0.0550843541215331" calcext:value-type="float">
            <text:p>0.0550843541</text:p>
          </table:table-cell>
        </table:table-row>
        <table:table-row table:style-name="ro2">
          <table:table-cell office:value-type="string" calcext:value-type="string">
            <text:p>1 ba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B12:.G12])" office:value-type="float" office:value="1" calcext:value-type="float">
            <text:p>1</text:p>
          </table:table-cell>
          <table:table-cell table:formula="of:=[.C12]/5 +[.D12]*2/5 +[.E12]*3/5 +[.F12]*4/5+[.G12]*5/5" office:value-type="float" office:value="0.2" calcext:value-type="float">
            <text:p>0.2</text:p>
          </table:table-cell>
          <table:table-cell table:formula="of:=1+[.J12]" office:value-type="float" office:value="1.2" calcext:value-type="float">
            <text:p>1.2</text:p>
          </table:table-cell>
          <table:table-cell table:formula="of:=1+[.I12]-[.J12]" office:value-type="float" office:value="1.8" calcext:value-type="float">
            <text:p>1.8</text:p>
          </table:table-cell>
          <table:table-cell table:formula="of:=[.K12]/([.K12]+[.L12]) - 1.65*SQRT(([.K12]*[.L12])/(([.K12]+[.L12])*([.K12]+[.L12]) *([.K12]+[.L12]+1)))" office:value-type="float" office:value="-0.00416580755922441" calcext:value-type="float">
            <text:p>-0.0041658076</text:p>
          </table:table-cell>
        </table:table-row>
        <table:table-row table:style-name="ro2">
          <table:table-cell office:value-type="string" calcext:value-type="string">
            <text:p>1 waste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SUM([.B13:.G13])" office:value-type="float" office:value="1" calcext:value-type="float">
            <text:p>1</text:p>
          </table:table-cell>
          <table:table-cell table:formula="of:=[.C13]/5 +[.D13]*2/5 +[.E13]*3/5 +[.F13]*4/5+[.G13]*5/5" office:value-type="float" office:value="0" calcext:value-type="float">
            <text:p>0</text:p>
          </table:table-cell>
          <table:table-cell table:formula="of:=1+[.J13]" office:value-type="float" office:value="1" calcext:value-type="float">
            <text:p>1</text:p>
          </table:table-cell>
          <table:table-cell table:formula="of:=1+[.I13]-[.J13]" office:value-type="float" office:value="2" calcext:value-type="float">
            <text:p>2</text:p>
          </table:table-cell>
          <table:table-cell table:formula="of:=[.K13]/([.K13]+[.L13]) - 1.65*SQRT(([.K13]*[.L13])/(([.K13]+[.L13])*([.K13]+[.L13]) *([.K13]+[.L13]+1)))" office:value-type="float" office:value="-0.0555753963192678" calcext:value-type="float">
            <text:p>-0.0555753963</text:p>
          </table:table-cell>
        </table:table-row>
        <table:table-row table:style-name="ro2">
          <table:table-cell table:number-columns-repeated="8"/>
          <table:table-cell table:formula="of:=SUM([.B14:.G14])" office:value-type="float" office:value="0" calcext:value-type="float">
            <text:p>0</text:p>
          </table:table-cell>
          <table:table-cell table:formula="of:=[.C14]/5 +[.D14]*2/5 +[.E14]*3/5 +[.F14]*4/5+[.G14]*5/5" office:value-type="float" office:value="0" calcext:value-type="float">
            <text:p>0</text:p>
          </table:table-cell>
          <table:table-cell table:formula="of:=1+[.J14]" office:value-type="float" office:value="1" calcext:value-type="float">
            <text:p>1</text:p>
          </table:table-cell>
          <table:table-cell table:formula="of:=1+[.I14]-[.J14]" office:value-type="float" office:value="1" calcext:value-type="float">
            <text:p>1</text:p>
          </table:table-cell>
          <table:table-cell table:formula="of:=[.K14]/([.K14]+[.L14]) - 1.65*SQRT(([.K14]*[.L14])/(([.K14]+[.L14])*([.K14]+[.L14]) *([.K14]+[.L14]+1)))" office:value-type="float" office:value="0.0236860279185588" calcext:value-type="float">
            <text:p>0.0236860279</text:p>
          </table:table-cell>
        </table:table-row>
        <table:table-row table:style-name="ro2">
          <table:table-cell table:number-columns-repeated="8"/>
          <table:table-cell table:formula="of:=SUM([.B15:.G15])" office:value-type="float" office:value="0" calcext:value-type="float">
            <text:p>0</text:p>
          </table:table-cell>
          <table:table-cell table:formula="of:=[.C15]/5 +[.D15]*2/5 +[.E15]*3/5 +[.F15]*4/5+[.G15]*5/5" office:value-type="float" office:value="0" calcext:value-type="float">
            <text:p>0</text:p>
          </table:table-cell>
          <table:table-cell table:formula="of:=1+[.J15]" office:value-type="float" office:value="1" calcext:value-type="float">
            <text:p>1</text:p>
          </table:table-cell>
          <table:table-cell table:formula="of:=1+[.I15]-[.J15]" office:value-type="float" office:value="1" calcext:value-type="float">
            <text:p>1</text:p>
          </table:table-cell>
          <table:table-cell table:formula="of:=[.K15]/([.K15]+[.L15]) - 1.65*SQRT(([.K15]*[.L15])/(([.K15]+[.L15])*([.K15]+[.L15]) *([.K15]+[.L15]+1)))" office:value-type="float" office:value="0.0236860279185588" calcext:value-type="float">
            <text:p>0.0236860279</text:p>
          </table:table-cell>
        </table:table-row>
        <table:table-row table:style-name="ro2">
          <table:table-cell table:number-columns-repeated="8"/>
          <table:table-cell table:formula="of:=SUM([.B16:.G16])" office:value-type="float" office:value="0" calcext:value-type="float">
            <text:p>0</text:p>
          </table:table-cell>
          <table:table-cell table:formula="of:=[.C16]/5 +[.D16]*2/5 +[.E16]*3/5 +[.F16]*4/5+[.G16]*5/5" office:value-type="float" office:value="0" calcext:value-type="float">
            <text:p>0</text:p>
          </table:table-cell>
          <table:table-cell table:formula="of:=1+[.J16]" office:value-type="float" office:value="1" calcext:value-type="float">
            <text:p>1</text:p>
          </table:table-cell>
          <table:table-cell table:formula="of:=1+[.I16]-[.J16]" office:value-type="float" office:value="1" calcext:value-type="float">
            <text:p>1</text:p>
          </table:table-cell>
          <table:table-cell table:formula="of:=[.K16]/([.K16]+[.L16]) - 1.65*SQRT(([.K16]*[.L16])/(([.K16]+[.L16])*([.K16]+[.L16]) *([.K16]+[.L16]+1)))" office:value-type="float" office:value="0.0236860279185588" calcext:value-type="float">
            <text:p>0.0236860279</text:p>
          </table:table-cell>
        </table:table-row>
        <table:table-row table:style-name="ro2">
          <table:table-cell table:number-columns-repeated="8"/>
          <table:table-cell table:formula="of:=SUM([.B17:.G17])" office:value-type="float" office:value="0" calcext:value-type="float">
            <text:p>0</text:p>
          </table:table-cell>
          <table:table-cell table:formula="of:=[.C17]/5 +[.D17]*2/5 +[.E17]*3/5 +[.F17]*4/5+[.G17]*5/5" office:value-type="float" office:value="0" calcext:value-type="float">
            <text:p>0</text:p>
          </table:table-cell>
          <table:table-cell table:formula="of:=1+[.J17]" office:value-type="float" office:value="1" calcext:value-type="float">
            <text:p>1</text:p>
          </table:table-cell>
          <table:table-cell table:formula="of:=1+[.I17]-[.J17]" office:value-type="float" office:value="1" calcext:value-type="float">
            <text:p>1</text:p>
          </table:table-cell>
          <table:table-cell table:formula="of:=[.K17]/([.K17]+[.L17]) - 1.65*SQRT(([.K17]*[.L17])/(([.K17]+[.L17])*([.K17]+[.L17]) *([.K17]+[.L17]+1)))" office:value-type="float" office:value="0.0236860279185588" calcext:value-type="float">
            <text:p>0.0236860279</text:p>
          </table:table-cell>
        </table:table-row>
        <table:table-row table:style-name="ro2">
          <table:table-cell table:number-columns-repeated="8"/>
          <table:table-cell table:formula="of:=SUM([.B18:.G18])" office:value-type="float" office:value="0" calcext:value-type="float">
            <text:p>0</text:p>
          </table:table-cell>
          <table:table-cell table:formula="of:=[.C18]/5 +[.D18]*2/5 +[.E18]*3/5 +[.F18]*4/5+[.G18]*5/5" office:value-type="float" office:value="0" calcext:value-type="float">
            <text:p>0</text:p>
          </table:table-cell>
          <table:table-cell table:formula="of:=1+[.J18]" office:value-type="float" office:value="1" calcext:value-type="float">
            <text:p>1</text:p>
          </table:table-cell>
          <table:table-cell table:formula="of:=1+[.I18]-[.J18]" office:value-type="float" office:value="1" calcext:value-type="float">
            <text:p>1</text:p>
          </table:table-cell>
          <table:table-cell table:formula="of:=[.K18]/([.K18]+[.L18]) - 1.65*SQRT(([.K18]*[.L18])/(([.K18]+[.L18])*([.K18]+[.L18]) *([.K18]+[.L18]+1)))" office:value-type="float" office:value="0.0236860279185588" calcext:value-type="float">
            <text:p>0.0236860279</text:p>
          </table:table-cell>
        </table:table-row>
        <table:table-row table:style-name="ro2">
          <table:table-cell table:number-columns-repeated="8"/>
          <table:table-cell table:formula="of:=SUM([.B19:.G19])" office:value-type="float" office:value="0" calcext:value-type="float">
            <text:p>0</text:p>
          </table:table-cell>
          <table:table-cell table:formula="of:=[.C19]/5 +[.D19]*2/5 +[.E19]*3/5 +[.F19]*4/5+[.G19]*5/5" office:value-type="float" office:value="0" calcext:value-type="float">
            <text:p>0</text:p>
          </table:table-cell>
          <table:table-cell table:formula="of:=1+[.J19]" office:value-type="float" office:value="1" calcext:value-type="float">
            <text:p>1</text:p>
          </table:table-cell>
          <table:table-cell table:formula="of:=1+[.I19]-[.J19]" office:value-type="float" office:value="1" calcext:value-type="float">
            <text:p>1</text:p>
          </table:table-cell>
          <table:table-cell table:formula="of:=[.K19]/([.K19]+[.L19]) - 1.65*SQRT(([.K19]*[.L19])/(([.K19]+[.L19])*([.K19]+[.L19]) *([.K19]+[.L19]+1)))" office:value-type="float" office:value="0.0236860279185588" calcext:value-type="float">
            <text:p>0.0236860279</text:p>
          </table:table-cell>
        </table:table-row>
        <table:table-row table:style-name="ro2">
          <table:table-cell table:number-columns-repeated="8"/>
          <table:table-cell table:formula="of:=SUM([.B20:.G20])" office:value-type="float" office:value="0" calcext:value-type="float">
            <text:p>0</text:p>
          </table:table-cell>
          <table:table-cell table:formula="of:=[.C20]/5 +[.D20]*2/5 +[.E20]*3/5 +[.F20]*4/5+[.G20]*5/5" office:value-type="float" office:value="0" calcext:value-type="float">
            <text:p>0</text:p>
          </table:table-cell>
          <table:table-cell table:formula="of:=1+[.J20]" office:value-type="float" office:value="1" calcext:value-type="float">
            <text:p>1</text:p>
          </table:table-cell>
          <table:table-cell table:formula="of:=1+[.I20]-[.J20]" office:value-type="float" office:value="1" calcext:value-type="float">
            <text:p>1</text:p>
          </table:table-cell>
          <table:table-cell table:formula="of:=[.K20]/([.K20]+[.L20]) - 1.65*SQRT(([.K20]*[.L20])/(([.K20]+[.L20])*([.K20]+[.L20]) *([.K20]+[.L20]+1)))" office:value-type="float" office:value="0.0236860279185588" calcext:value-type="float">
            <text:p>0.0236860279</text:p>
          </table:table-cell>
        </table:table-row>
        <table:table-row table:style-name="ro2">
          <table:table-cell table:number-columns-repeated="8"/>
          <table:table-cell table:formula="of:=SUM([.B21:.G21])" office:value-type="float" office:value="0" calcext:value-type="float">
            <text:p>0</text:p>
          </table:table-cell>
          <table:table-cell table:formula="of:=[.C21]/5 +[.D21]*2/5 +[.E21]*3/5 +[.F21]*4/5+[.G21]*5/5" office:value-type="float" office:value="0" calcext:value-type="float">
            <text:p>0</text:p>
          </table:table-cell>
          <table:table-cell table:formula="of:=1+[.J21]" office:value-type="float" office:value="1" calcext:value-type="float">
            <text:p>1</text:p>
          </table:table-cell>
          <table:table-cell table:formula="of:=1+[.I21]-[.J21]" office:value-type="float" office:value="1" calcext:value-type="float">
            <text:p>1</text:p>
          </table:table-cell>
          <table:table-cell table:formula="of:=[.K21]/([.K21]+[.L21]) - 1.65*SQRT(([.K21]*[.L21])/(([.K21]+[.L21])*([.K21]+[.L21]) *([.K21]+[.L21]+1)))" office:value-type="float" office:value="0.0236860279185588" calcext:value-type="float">
            <text:p>0.0236860279</text:p>
          </table:table-cell>
        </table:table-row>
        <table:table-row table:style-name="ro2">
          <table:table-cell table:number-columns-repeated="8"/>
          <table:table-cell table:formula="of:=SUM([.B22:.G22])" office:value-type="float" office:value="0" calcext:value-type="float">
            <text:p>0</text:p>
          </table:table-cell>
          <table:table-cell table:formula="of:=[.C22]/5 +[.D22]*2/5 +[.E22]*3/5 +[.F22]*4/5+[.G22]*5/5" office:value-type="float" office:value="0" calcext:value-type="float">
            <text:p>0</text:p>
          </table:table-cell>
          <table:table-cell table:formula="of:=1+[.J22]" office:value-type="float" office:value="1" calcext:value-type="float">
            <text:p>1</text:p>
          </table:table-cell>
          <table:table-cell table:formula="of:=1+[.I22]-[.J22]" office:value-type="float" office:value="1" calcext:value-type="float">
            <text:p>1</text:p>
          </table:table-cell>
          <table:table-cell table:formula="of:=[.K22]/([.K22]+[.L22]) - 1.65*SQRT(([.K22]*[.L22])/(([.K22]+[.L22])*([.K22]+[.L22]) *([.K22]+[.L22]+1)))" office:value-type="float" office:value="0.0236860279185588" calcext:value-type="float">
            <text:p>0.0236860279</text:p>
          </table:table-cell>
        </table:table-row>
        <table:table-row table:style-name="ro2">
          <table:table-cell table:number-columns-repeated="8"/>
          <table:table-cell table:formula="of:=SUM([.B23:.G23])" office:value-type="float" office:value="0" calcext:value-type="float">
            <text:p>0</text:p>
          </table:table-cell>
          <table:table-cell table:formula="of:=[.C23]/5 +[.D23]*2/5 +[.E23]*3/5 +[.F23]*4/5+[.G23]*5/5" office:value-type="float" office:value="0" calcext:value-type="float">
            <text:p>0</text:p>
          </table:table-cell>
          <table:table-cell table:formula="of:=1+[.J23]" office:value-type="float" office:value="1" calcext:value-type="float">
            <text:p>1</text:p>
          </table:table-cell>
          <table:table-cell table:formula="of:=1+[.I23]-[.J23]" office:value-type="float" office:value="1" calcext:value-type="float">
            <text:p>1</text:p>
          </table:table-cell>
          <table:table-cell table:formula="of:=[.K23]/([.K23]+[.L23]) - 1.65*SQRT(([.K23]*[.L23])/(([.K23]+[.L23])*([.K23]+[.L23]) *([.K23]+[.L23]+1)))" office:value-type="float" office:value="0.0236860279185588" calcext:value-type="float">
            <text:p>0.0236860279</text:p>
          </table:table-cell>
        </table:table-row>
        <table:table-row table:style-name="ro2">
          <table:table-cell table:number-columns-repeated="8"/>
          <table:table-cell table:formula="of:=SUM([.B24:.G24])" office:value-type="float" office:value="0" calcext:value-type="float">
            <text:p>0</text:p>
          </table:table-cell>
          <table:table-cell table:formula="of:=[.C24]/5 +[.D24]*2/5 +[.E24]*3/5 +[.F24]*4/5+[.G24]*5/5" office:value-type="float" office:value="0" calcext:value-type="float">
            <text:p>0</text:p>
          </table:table-cell>
          <table:table-cell table:formula="of:=1+[.J24]" office:value-type="float" office:value="1" calcext:value-type="float">
            <text:p>1</text:p>
          </table:table-cell>
          <table:table-cell table:formula="of:=1+[.I24]-[.J24]" office:value-type="float" office:value="1" calcext:value-type="float">
            <text:p>1</text:p>
          </table:table-cell>
          <table:table-cell table:formula="of:=[.K24]/([.K24]+[.L24]) - 1.65*SQRT(([.K24]*[.L24])/(([.K24]+[.L24])*([.K24]+[.L24]) *([.K24]+[.L24]+1)))" office:value-type="float" office:value="0.0236860279185588" calcext:value-type="float">
            <text:p>0.0236860279</text:p>
          </table:table-cell>
        </table:table-row>
        <table:table-row table:style-name="ro2">
          <table:table-cell table:number-columns-repeated="8"/>
          <table:table-cell table:formula="of:=SUM([.B25:.G25])" office:value-type="float" office:value="0" calcext:value-type="float">
            <text:p>0</text:p>
          </table:table-cell>
          <table:table-cell table:formula="of:=[.C25]/5 +[.D25]*2/5 +[.E25]*3/5 +[.F25]*4/5+[.G25]*5/5" office:value-type="float" office:value="0" calcext:value-type="float">
            <text:p>0</text:p>
          </table:table-cell>
          <table:table-cell table:formula="of:=1+[.J25]" office:value-type="float" office:value="1" calcext:value-type="float">
            <text:p>1</text:p>
          </table:table-cell>
          <table:table-cell table:formula="of:=1+[.I25]-[.J25]" office:value-type="float" office:value="1" calcext:value-type="float">
            <text:p>1</text:p>
          </table:table-cell>
          <table:table-cell table:formula="of:=[.K25]/([.K25]+[.L25]) - 1.65*SQRT(([.K25]*[.L25])/(([.K25]+[.L25])*([.K25]+[.L25]) *([.K25]+[.L25]+1)))" office:value-type="float" office:value="0.0236860279185588" calcext:value-type="float">
            <text:p>0.0236860279</text:p>
          </table:table-cell>
        </table:table-row>
        <table:table-row table:style-name="ro2">
          <table:table-cell table:number-columns-repeated="8"/>
          <table:table-cell table:formula="of:=SUM([.B26:.G26])" office:value-type="float" office:value="0" calcext:value-type="float">
            <text:p>0</text:p>
          </table:table-cell>
          <table:table-cell table:formula="of:=[.C26]/5 +[.D26]*2/5 +[.E26]*3/5 +[.F26]*4/5+[.G26]*5/5" office:value-type="float" office:value="0" calcext:value-type="float">
            <text:p>0</text:p>
          </table:table-cell>
          <table:table-cell table:formula="of:=1+[.J26]" office:value-type="float" office:value="1" calcext:value-type="float">
            <text:p>1</text:p>
          </table:table-cell>
          <table:table-cell table:formula="of:=1+[.I26]-[.J26]" office:value-type="float" office:value="1" calcext:value-type="float">
            <text:p>1</text:p>
          </table:table-cell>
          <table:table-cell table:formula="of:=[.K26]/([.K26]+[.L26]) - 1.65*SQRT(([.K26]*[.L26])/(([.K26]+[.L26])*([.K26]+[.L26]) *([.K26]+[.L26]+1)))" office:value-type="float" office:value="0.0236860279185588" calcext:value-type="float">
            <text:p>0.0236860279</text:p>
          </table:table-cell>
        </table:table-row>
        <table:table-row table:style-name="ro2">
          <table:table-cell table:number-columns-repeated="8"/>
          <table:table-cell table:formula="of:=SUM([.B27:.G27])" office:value-type="float" office:value="0" calcext:value-type="float">
            <text:p>0</text:p>
          </table:table-cell>
          <table:table-cell table:formula="of:=[.C27]/5 +[.D27]*2/5 +[.E27]*3/5 +[.F27]*4/5+[.G27]*5/5" office:value-type="float" office:value="0" calcext:value-type="float">
            <text:p>0</text:p>
          </table:table-cell>
          <table:table-cell table:formula="of:=1+[.J27]" office:value-type="float" office:value="1" calcext:value-type="float">
            <text:p>1</text:p>
          </table:table-cell>
          <table:table-cell table:formula="of:=1+[.I27]-[.J27]" office:value-type="float" office:value="1" calcext:value-type="float">
            <text:p>1</text:p>
          </table:table-cell>
          <table:table-cell table:formula="of:=[.K27]/([.K27]+[.L27]) - 1.65*SQRT(([.K27]*[.L27])/(([.K27]+[.L27])*([.K27]+[.L27]) *([.K27]+[.L27]+1)))" office:value-type="float" office:value="0.0236860279185588" calcext:value-type="float">
            <text:p>0.0236860279</text:p>
          </table:table-cell>
        </table:table-row>
        <table:table-row table:style-name="ro2">
          <table:table-cell table:number-columns-repeated="8"/>
          <table:table-cell table:formula="of:=SUM([.B28:.G28])" office:value-type="float" office:value="0" calcext:value-type="float">
            <text:p>0</text:p>
          </table:table-cell>
          <table:table-cell table:formula="of:=[.C28]/5 +[.D28]*2/5 +[.E28]*3/5 +[.F28]*4/5+[.G28]*5/5" office:value-type="float" office:value="0" calcext:value-type="float">
            <text:p>0</text:p>
          </table:table-cell>
          <table:table-cell table:formula="of:=1+[.J28]" office:value-type="float" office:value="1" calcext:value-type="float">
            <text:p>1</text:p>
          </table:table-cell>
          <table:table-cell table:formula="of:=1+[.I28]-[.J28]" office:value-type="float" office:value="1" calcext:value-type="float">
            <text:p>1</text:p>
          </table:table-cell>
          <table:table-cell table:formula="of:=[.K28]/([.K28]+[.L28]) - 1.65*SQRT(([.K28]*[.L28])/(([.K28]+[.L28])*([.K28]+[.L28]) *([.K28]+[.L28]+1)))" office:value-type="float" office:value="0.0236860279185588" calcext:value-type="float">
            <text:p>0.0236860279</text:p>
          </table:table-cell>
        </table:table-row>
        <table:table-row table:style-name="ro2">
          <table:table-cell table:number-columns-repeated="8"/>
          <table:table-cell table:formula="of:=SUM([.B29:.G29])" office:value-type="float" office:value="0" calcext:value-type="float">
            <text:p>0</text:p>
          </table:table-cell>
          <table:table-cell table:formula="of:=[.C29]/5 +[.D29]*2/5 +[.E29]*3/5 +[.F29]*4/5+[.G29]*5/5" office:value-type="float" office:value="0" calcext:value-type="float">
            <text:p>0</text:p>
          </table:table-cell>
          <table:table-cell table:formula="of:=1+[.J29]" office:value-type="float" office:value="1" calcext:value-type="float">
            <text:p>1</text:p>
          </table:table-cell>
          <table:table-cell table:formula="of:=1+[.I29]-[.J29]" office:value-type="float" office:value="1" calcext:value-type="float">
            <text:p>1</text:p>
          </table:table-cell>
          <table:table-cell table:formula="of:=[.K29]/([.K29]+[.L29]) - 1.65*SQRT(([.K29]*[.L29])/(([.K29]+[.L29])*([.K29]+[.L29]) *([.K29]+[.L29]+1)))" office:value-type="float" office:value="0.0236860279185588" calcext:value-type="float">
            <text:p>0.0236860279</text:p>
          </table:table-cell>
        </table:table-row>
        <table:table-row table:style-name="ro2">
          <table:table-cell table:number-columns-repeated="8"/>
          <table:table-cell table:formula="of:=SUM([.B30:.G30])" office:value-type="float" office:value="0" calcext:value-type="float">
            <text:p>0</text:p>
          </table:table-cell>
          <table:table-cell table:formula="of:=[.C30]/5 +[.D30]*2/5 +[.E30]*3/5 +[.F30]*4/5+[.G30]*5/5" office:value-type="float" office:value="0" calcext:value-type="float">
            <text:p>0</text:p>
          </table:table-cell>
          <table:table-cell table:formula="of:=1+[.J30]" office:value-type="float" office:value="1" calcext:value-type="float">
            <text:p>1</text:p>
          </table:table-cell>
          <table:table-cell table:formula="of:=1+[.I30]-[.J30]" office:value-type="float" office:value="1" calcext:value-type="float">
            <text:p>1</text:p>
          </table:table-cell>
          <table:table-cell table:formula="of:=[.K30]/([.K30]+[.L30]) - 1.65*SQRT(([.K30]*[.L30])/(([.K30]+[.L30])*([.K30]+[.L30]) *([.K30]+[.L30]+1)))" office:value-type="float" office:value="0.0236860279185588" calcext:value-type="float">
            <text:p>0.0236860279</text:p>
          </table:table-cell>
        </table:table-row>
        <table:table-row table:style-name="ro2">
          <table:table-cell table:number-columns-repeated="8"/>
          <table:table-cell table:formula="of:=SUM([.B31:.G31])" office:value-type="float" office:value="0" calcext:value-type="float">
            <text:p>0</text:p>
          </table:table-cell>
          <table:table-cell table:formula="of:=[.C31]/5 +[.D31]*2/5 +[.E31]*3/5 +[.F31]*4/5+[.G31]*5/5" office:value-type="float" office:value="0" calcext:value-type="float">
            <text:p>0</text:p>
          </table:table-cell>
          <table:table-cell table:formula="of:=1+[.J31]" office:value-type="float" office:value="1" calcext:value-type="float">
            <text:p>1</text:p>
          </table:table-cell>
          <table:table-cell table:formula="of:=1+[.I31]-[.J31]" office:value-type="float" office:value="1" calcext:value-type="float">
            <text:p>1</text:p>
          </table:table-cell>
          <table:table-cell table:formula="of:=[.K31]/([.K31]+[.L31]) - 1.65*SQRT(([.K31]*[.L31])/(([.K31]+[.L31])*([.K31]+[.L31]) *([.K31]+[.L31]+1)))" office:value-type="float" office:value="0.0236860279185588" calcext:value-type="float">
            <text:p>0.0236860279</text:p>
          </table:table-cell>
        </table:table-row>
        <table:table-row table:style-name="ro2">
          <table:table-cell table:number-columns-repeated="8"/>
          <table:table-cell table:formula="of:=SUM([.B32:.G32])" office:value-type="float" office:value="0" calcext:value-type="float">
            <text:p>0</text:p>
          </table:table-cell>
          <table:table-cell table:formula="of:=[.C32]/5 +[.D32]*2/5 +[.E32]*3/5 +[.F32]*4/5+[.G32]*5/5" office:value-type="float" office:value="0" calcext:value-type="float">
            <text:p>0</text:p>
          </table:table-cell>
          <table:table-cell table:formula="of:=1+[.J32]" office:value-type="float" office:value="1" calcext:value-type="float">
            <text:p>1</text:p>
          </table:table-cell>
          <table:table-cell table:formula="of:=1+[.I32]-[.J32]" office:value-type="float" office:value="1" calcext:value-type="float">
            <text:p>1</text:p>
          </table:table-cell>
          <table:table-cell table:formula="of:=[.K32]/([.K32]+[.L32]) - 1.65*SQRT(([.K32]*[.L32])/(([.K32]+[.L32])*([.K32]+[.L32]) *([.K32]+[.L32]+1)))" office:value-type="float" office:value="0.0236860279185588" calcext:value-type="float">
            <text:p>0.0236860279</text:p>
          </table:table-cell>
        </table:table-row>
        <table:table-row table:style-name="ro2">
          <table:table-cell table:number-columns-repeated="8"/>
          <table:table-cell table:formula="of:=SUM([.B33:.G33])" office:value-type="float" office:value="0" calcext:value-type="float">
            <text:p>0</text:p>
          </table:table-cell>
          <table:table-cell table:formula="of:=[.C33]/5 +[.D33]*2/5 +[.E33]*3/5 +[.F33]*4/5+[.G33]*5/5" office:value-type="float" office:value="0" calcext:value-type="float">
            <text:p>0</text:p>
          </table:table-cell>
          <table:table-cell table:formula="of:=1+[.J33]" office:value-type="float" office:value="1" calcext:value-type="float">
            <text:p>1</text:p>
          </table:table-cell>
          <table:table-cell table:formula="of:=1+[.I33]-[.J33]" office:value-type="float" office:value="1" calcext:value-type="float">
            <text:p>1</text:p>
          </table:table-cell>
          <table:table-cell table:formula="of:=[.K33]/([.K33]+[.L33]) - 1.65*SQRT(([.K33]*[.L33])/(([.K33]+[.L33])*([.K33]+[.L33]) *([.K33]+[.L33]+1)))" office:value-type="float" office:value="0.0236860279185588" calcext:value-type="float">
            <text:p>0.0236860279</text:p>
          </table:table-cell>
        </table:table-row>
        <table:table-row table:style-name="ro2">
          <table:table-cell table:number-columns-repeated="8"/>
          <table:table-cell table:formula="of:=SUM([.B34:.G34])" office:value-type="float" office:value="0" calcext:value-type="float">
            <text:p>0</text:p>
          </table:table-cell>
          <table:table-cell table:formula="of:=[.C34]/5 +[.D34]*2/5 +[.E34]*3/5 +[.F34]*4/5+[.G34]*5/5" office:value-type="float" office:value="0" calcext:value-type="float">
            <text:p>0</text:p>
          </table:table-cell>
          <table:table-cell table:formula="of:=1+[.J34]" office:value-type="float" office:value="1" calcext:value-type="float">
            <text:p>1</text:p>
          </table:table-cell>
          <table:table-cell table:formula="of:=1+[.I34]-[.J34]" office:value-type="float" office:value="1" calcext:value-type="float">
            <text:p>1</text:p>
          </table:table-cell>
          <table:table-cell table:formula="of:=[.K34]/([.K34]+[.L34]) - 1.65*SQRT(([.K34]*[.L34])/(([.K34]+[.L34])*([.K34]+[.L34]) *([.K34]+[.L34]+1)))" office:value-type="float" office:value="0.0236860279185588" calcext:value-type="float">
            <text:p>0.0236860279</text:p>
          </table:table-cell>
        </table:table-row>
        <table:table-row table:style-name="ro2">
          <table:table-cell table:number-columns-repeated="8"/>
          <table:table-cell table:formula="of:=SUM([.B35:.G35])" office:value-type="float" office:value="0" calcext:value-type="float">
            <text:p>0</text:p>
          </table:table-cell>
          <table:table-cell table:formula="of:=[.C35]/5 +[.D35]*2/5 +[.E35]*3/5 +[.F35]*4/5+[.G35]*5/5" office:value-type="float" office:value="0" calcext:value-type="float">
            <text:p>0</text:p>
          </table:table-cell>
          <table:table-cell table:formula="of:=1+[.J35]" office:value-type="float" office:value="1" calcext:value-type="float">
            <text:p>1</text:p>
          </table:table-cell>
          <table:table-cell table:formula="of:=1+[.I35]-[.J35]" office:value-type="float" office:value="1" calcext:value-type="float">
            <text:p>1</text:p>
          </table:table-cell>
          <table:table-cell table:formula="of:=[.K35]/([.K35]+[.L35]) - 1.65*SQRT(([.K35]*[.L35])/(([.K35]+[.L35])*([.K35]+[.L35]) *([.K35]+[.L35]+1)))" office:value-type="float" office:value="0.0236860279185588" calcext:value-type="float">
            <text:p>0.0236860279</text:p>
          </table:table-cell>
        </table:table-row>
        <table:table-row table:style-name="ro2">
          <table:table-cell table:number-columns-repeated="8"/>
          <table:table-cell table:formula="of:=SUM([.B36:.G36])" office:value-type="float" office:value="0" calcext:value-type="float">
            <text:p>0</text:p>
          </table:table-cell>
          <table:table-cell table:formula="of:=[.C36]/5 +[.D36]*2/5 +[.E36]*3/5 +[.F36]*4/5+[.G36]*5/5" office:value-type="float" office:value="0" calcext:value-type="float">
            <text:p>0</text:p>
          </table:table-cell>
          <table:table-cell table:formula="of:=1+[.J36]" office:value-type="float" office:value="1" calcext:value-type="float">
            <text:p>1</text:p>
          </table:table-cell>
          <table:table-cell table:formula="of:=1+[.I36]-[.J36]" office:value-type="float" office:value="1" calcext:value-type="float">
            <text:p>1</text:p>
          </table:table-cell>
          <table:table-cell table:formula="of:=[.K36]/([.K36]+[.L36]) - 1.65*SQRT(([.K36]*[.L36])/(([.K36]+[.L36])*([.K36]+[.L36]) *([.K36]+[.L36]+1)))" office:value-type="float" office:value="0.0236860279185588" calcext:value-type="float">
            <text:p>0.0236860279</text:p>
          </table:table-cell>
        </table:table-row>
        <table:table-row table:style-name="ro2">
          <table:table-cell table:number-columns-repeated="8"/>
          <table:table-cell table:formula="of:=SUM([.B37:.G37])" office:value-type="float" office:value="0" calcext:value-type="float">
            <text:p>0</text:p>
          </table:table-cell>
          <table:table-cell table:formula="of:=[.C37]/5 +[.D37]*2/5 +[.E37]*3/5 +[.F37]*4/5+[.G37]*5/5" office:value-type="float" office:value="0" calcext:value-type="float">
            <text:p>0</text:p>
          </table:table-cell>
          <table:table-cell table:formula="of:=1+[.J37]" office:value-type="float" office:value="1" calcext:value-type="float">
            <text:p>1</text:p>
          </table:table-cell>
          <table:table-cell table:formula="of:=1+[.I37]-[.J37]" office:value-type="float" office:value="1" calcext:value-type="float">
            <text:p>1</text:p>
          </table:table-cell>
          <table:table-cell table:formula="of:=[.K37]/([.K37]+[.L37]) - 1.65*SQRT(([.K37]*[.L37])/(([.K37]+[.L37])*([.K37]+[.L37]) *([.K37]+[.L37]+1)))" office:value-type="float" office:value="0.0236860279185588" calcext:value-type="float">
            <text:p>0.0236860279</text:p>
          </table:table-cell>
        </table:table-row>
        <table:table-row table:style-name="ro2">
          <table:table-cell table:number-columns-repeated="8"/>
          <table:table-cell table:formula="of:=SUM([.B38:.G38])" office:value-type="float" office:value="0" calcext:value-type="float">
            <text:p>0</text:p>
          </table:table-cell>
          <table:table-cell table:formula="of:=[.C38]/5 +[.D38]*2/5 +[.E38]*3/5 +[.F38]*4/5+[.G38]*5/5" office:value-type="float" office:value="0" calcext:value-type="float">
            <text:p>0</text:p>
          </table:table-cell>
          <table:table-cell table:formula="of:=1+[.J38]" office:value-type="float" office:value="1" calcext:value-type="float">
            <text:p>1</text:p>
          </table:table-cell>
          <table:table-cell table:formula="of:=1+[.I38]-[.J38]" office:value-type="float" office:value="1" calcext:value-type="float">
            <text:p>1</text:p>
          </table:table-cell>
          <table:table-cell table:formula="of:=[.K38]/([.K38]+[.L38]) - 1.65*SQRT(([.K38]*[.L38])/(([.K38]+[.L38])*([.K38]+[.L38]) *([.K38]+[.L38]+1)))" office:value-type="float" office:value="0.0236860279185588" calcext:value-type="float">
            <text:p>0.0236860279</text:p>
          </table:table-cell>
        </table:table-row>
        <table:table-row table:style-name="ro2">
          <table:table-cell table:number-columns-repeated="8"/>
          <table:table-cell table:formula="of:=SUM([.B39:.G39])" office:value-type="float" office:value="0" calcext:value-type="float">
            <text:p>0</text:p>
          </table:table-cell>
          <table:table-cell table:formula="of:=[.C39]/5 +[.D39]*2/5 +[.E39]*3/5 +[.F39]*4/5+[.G39]*5/5" office:value-type="float" office:value="0" calcext:value-type="float">
            <text:p>0</text:p>
          </table:table-cell>
          <table:table-cell table:formula="of:=1+[.J39]" office:value-type="float" office:value="1" calcext:value-type="float">
            <text:p>1</text:p>
          </table:table-cell>
          <table:table-cell table:formula="of:=1+[.I39]-[.J39]" office:value-type="float" office:value="1" calcext:value-type="float">
            <text:p>1</text:p>
          </table:table-cell>
          <table:table-cell table:formula="of:=[.K39]/([.K39]+[.L39]) - 1.65*SQRT(([.K39]*[.L39])/(([.K39]+[.L39])*([.K39]+[.L39]) *([.K39]+[.L39]+1)))" office:value-type="float" office:value="0.0236860279185588" calcext:value-type="float">
            <text:p>0.0236860279</text:p>
          </table:table-cell>
        </table:table-row>
        <table:table-row table:style-name="ro2">
          <table:table-cell table:number-columns-repeated="8"/>
          <table:table-cell table:formula="of:=SUM([.B40:.G40])" office:value-type="float" office:value="0" calcext:value-type="float">
            <text:p>0</text:p>
          </table:table-cell>
          <table:table-cell table:formula="of:=[.C40]/5 +[.D40]*2/5 +[.E40]*3/5 +[.F40]*4/5+[.G40]*5/5" office:value-type="float" office:value="0" calcext:value-type="float">
            <text:p>0</text:p>
          </table:table-cell>
          <table:table-cell table:formula="of:=1+[.J40]" office:value-type="float" office:value="1" calcext:value-type="float">
            <text:p>1</text:p>
          </table:table-cell>
          <table:table-cell table:formula="of:=1+[.I40]-[.J40]" office:value-type="float" office:value="1" calcext:value-type="float">
            <text:p>1</text:p>
          </table:table-cell>
          <table:table-cell table:formula="of:=[.K40]/([.K40]+[.L40]) - 1.65*SQRT(([.K40]*[.L40])/(([.K40]+[.L40])*([.K40]+[.L40]) *([.K40]+[.L40]+1)))" office:value-type="float" office:value="0.0236860279185588" calcext:value-type="float">
            <text:p>0.0236860279</text:p>
          </table:table-cell>
        </table:table-row>
        <table:table-row table:style-name="ro2">
          <table:table-cell table:number-columns-repeated="8"/>
          <table:table-cell table:formula="of:=SUM([.B41:.G41])" office:value-type="float" office:value="0" calcext:value-type="float">
            <text:p>0</text:p>
          </table:table-cell>
          <table:table-cell table:formula="of:=[.C41]/5 +[.D41]*2/5 +[.E41]*3/5 +[.F41]*4/5+[.G41]*5/5" office:value-type="float" office:value="0" calcext:value-type="float">
            <text:p>0</text:p>
          </table:table-cell>
          <table:table-cell table:formula="of:=1+[.J41]" office:value-type="float" office:value="1" calcext:value-type="float">
            <text:p>1</text:p>
          </table:table-cell>
          <table:table-cell table:formula="of:=1+[.I41]-[.J41]" office:value-type="float" office:value="1" calcext:value-type="float">
            <text:p>1</text:p>
          </table:table-cell>
          <table:table-cell table:formula="of:=[.K41]/([.K41]+[.L41]) - 1.65*SQRT(([.K41]*[.L41])/(([.K41]+[.L41])*([.K41]+[.L41]) *([.K41]+[.L41]+1)))" office:value-type="float" office:value="0.0236860279185588" calcext:value-type="float">
            <text:p>0.0236860279</text:p>
          </table:table-cell>
        </table:table-row>
        <table:table-row table:style-name="ro2">
          <table:table-cell table:number-columns-repeated="8"/>
          <table:table-cell table:formula="of:=SUM([.B42:.G42])" office:value-type="float" office:value="0" calcext:value-type="float">
            <text:p>0</text:p>
          </table:table-cell>
          <table:table-cell table:formula="of:=[.C42]/5 +[.D42]*2/5 +[.E42]*3/5 +[.F42]*4/5+[.G42]*5/5" office:value-type="float" office:value="0" calcext:value-type="float">
            <text:p>0</text:p>
          </table:table-cell>
          <table:table-cell table:formula="of:=1+[.J42]" office:value-type="float" office:value="1" calcext:value-type="float">
            <text:p>1</text:p>
          </table:table-cell>
          <table:table-cell table:formula="of:=1+[.I42]-[.J42]" office:value-type="float" office:value="1" calcext:value-type="float">
            <text:p>1</text:p>
          </table:table-cell>
          <table:table-cell table:formula="of:=[.K42]/([.K42]+[.L42]) - 1.65*SQRT(([.K42]*[.L42])/(([.K42]+[.L42])*([.K42]+[.L42]) *([.K42]+[.L42]+1)))" office:value-type="float" office:value="0.0236860279185588" calcext:value-type="float">
            <text:p>0.0236860279</text:p>
          </table:table-cell>
        </table:table-row>
        <table:table-row table:style-name="ro2">
          <table:table-cell table:number-columns-repeated="8"/>
          <table:table-cell table:formula="of:=SUM([.B43:.G43])" office:value-type="float" office:value="0" calcext:value-type="float">
            <text:p>0</text:p>
          </table:table-cell>
          <table:table-cell table:formula="of:=[.C43]/5 +[.D43]*2/5 +[.E43]*3/5 +[.F43]*4/5+[.G43]*5/5" office:value-type="float" office:value="0" calcext:value-type="float">
            <text:p>0</text:p>
          </table:table-cell>
          <table:table-cell table:formula="of:=1+[.J43]" office:value-type="float" office:value="1" calcext:value-type="float">
            <text:p>1</text:p>
          </table:table-cell>
          <table:table-cell table:formula="of:=1+[.I43]-[.J43]" office:value-type="float" office:value="1" calcext:value-type="float">
            <text:p>1</text:p>
          </table:table-cell>
          <table:table-cell table:formula="of:=[.K43]/([.K43]+[.L43]) - 1.65*SQRT(([.K43]*[.L43])/(([.K43]+[.L43])*([.K43]+[.L43]) *([.K43]+[.L43]+1)))" office:value-type="float" office:value="0.0236860279185588" calcext:value-type="float">
            <text:p>0.0236860279</text:p>
          </table:table-cell>
        </table:table-row>
        <table:table-row table:style-name="ro2">
          <table:table-cell table:number-columns-repeated="8"/>
          <table:table-cell table:formula="of:=SUM([.B44:.G44])" office:value-type="float" office:value="0" calcext:value-type="float">
            <text:p>0</text:p>
          </table:table-cell>
          <table:table-cell table:formula="of:=[.C44]/5 +[.D44]*2/5 +[.E44]*3/5 +[.F44]*4/5+[.G44]*5/5" office:value-type="float" office:value="0" calcext:value-type="float">
            <text:p>0</text:p>
          </table:table-cell>
          <table:table-cell table:formula="of:=1+[.J44]" office:value-type="float" office:value="1" calcext:value-type="float">
            <text:p>1</text:p>
          </table:table-cell>
          <table:table-cell table:formula="of:=1+[.I44]-[.J44]" office:value-type="float" office:value="1" calcext:value-type="float">
            <text:p>1</text:p>
          </table:table-cell>
          <table:table-cell table:formula="of:=[.K44]/([.K44]+[.L44]) - 1.65*SQRT(([.K44]*[.L44])/(([.K44]+[.L44])*([.K44]+[.L44]) *([.K44]+[.L44]+1)))" office:value-type="float" office:value="0.0236860279185588" calcext:value-type="float">
            <text:p>0.0236860279</text:p>
          </table:table-cell>
        </table:table-row>
        <table:table-row table:style-name="ro2">
          <table:table-cell table:number-columns-repeated="8"/>
          <table:table-cell table:formula="of:=SUM([.B45:.G45])" office:value-type="float" office:value="0" calcext:value-type="float">
            <text:p>0</text:p>
          </table:table-cell>
          <table:table-cell table:formula="of:=[.C45]/5 +[.D45]*2/5 +[.E45]*3/5 +[.F45]*4/5+[.G45]*5/5" office:value-type="float" office:value="0" calcext:value-type="float">
            <text:p>0</text:p>
          </table:table-cell>
          <table:table-cell table:formula="of:=1+[.J45]" office:value-type="float" office:value="1" calcext:value-type="float">
            <text:p>1</text:p>
          </table:table-cell>
          <table:table-cell table:formula="of:=1+[.I45]-[.J45]" office:value-type="float" office:value="1" calcext:value-type="float">
            <text:p>1</text:p>
          </table:table-cell>
          <table:table-cell table:formula="of:=[.K45]/([.K45]+[.L45]) - 1.65*SQRT(([.K45]*[.L45])/(([.K45]+[.L45])*([.K45]+[.L45]) *([.K45]+[.L45]+1)))" office:value-type="float" office:value="0.0236860279185588" calcext:value-type="float">
            <text:p>0.0236860279</text:p>
          </table:table-cell>
        </table:table-row>
        <table:table-row table:style-name="ro2">
          <table:table-cell table:number-columns-repeated="8"/>
          <table:table-cell table:formula="of:=SUM([.B46:.G46])" office:value-type="float" office:value="0" calcext:value-type="float">
            <text:p>0</text:p>
          </table:table-cell>
          <table:table-cell table:formula="of:=[.C46]/5 +[.D46]*2/5 +[.E46]*3/5 +[.F46]*4/5+[.G46]*5/5" office:value-type="float" office:value="0" calcext:value-type="float">
            <text:p>0</text:p>
          </table:table-cell>
          <table:table-cell table:formula="of:=1+[.J46]" office:value-type="float" office:value="1" calcext:value-type="float">
            <text:p>1</text:p>
          </table:table-cell>
          <table:table-cell table:formula="of:=1+[.I46]-[.J46]" office:value-type="float" office:value="1" calcext:value-type="float">
            <text:p>1</text:p>
          </table:table-cell>
          <table:table-cell table:formula="of:=[.K46]/([.K46]+[.L46]) - 1.65*SQRT(([.K46]*[.L46])/(([.K46]+[.L46])*([.K46]+[.L46]) *([.K46]+[.L46]+1)))" office:value-type="float" office:value="0.0236860279185588" calcext:value-type="float">
            <text:p>0.0236860279</text:p>
          </table:table-cell>
        </table:table-row>
        <table:table-row table:style-name="ro2">
          <table:table-cell table:number-columns-repeated="8"/>
          <table:table-cell table:formula="of:=SUM([.B47:.G47])" office:value-type="float" office:value="0" calcext:value-type="float">
            <text:p>0</text:p>
          </table:table-cell>
          <table:table-cell table:formula="of:=[.C47]/5 +[.D47]*2/5 +[.E47]*3/5 +[.F47]*4/5+[.G47]*5/5" office:value-type="float" office:value="0" calcext:value-type="float">
            <text:p>0</text:p>
          </table:table-cell>
          <table:table-cell table:formula="of:=1+[.J47]" office:value-type="float" office:value="1" calcext:value-type="float">
            <text:p>1</text:p>
          </table:table-cell>
          <table:table-cell table:formula="of:=1+[.I47]-[.J47]" office:value-type="float" office:value="1" calcext:value-type="float">
            <text:p>1</text:p>
          </table:table-cell>
          <table:table-cell table:formula="of:=[.K47]/([.K47]+[.L47]) - 1.65*SQRT(([.K47]*[.L47])/(([.K47]+[.L47])*([.K47]+[.L47]) *([.K47]+[.L47]+1)))" office:value-type="float" office:value="0.0236860279185588" calcext:value-type="float">
            <text:p>0.0236860279</text:p>
          </table:table-cell>
        </table:table-row>
        <table:table-row table:style-name="ro2">
          <table:table-cell table:number-columns-repeated="8"/>
          <table:table-cell table:formula="of:=SUM([.B48:.G48])" office:value-type="float" office:value="0" calcext:value-type="float">
            <text:p>0</text:p>
          </table:table-cell>
          <table:table-cell table:formula="of:=[.C48]/5 +[.D48]*2/5 +[.E48]*3/5 +[.F48]*4/5+[.G48]*5/5" office:value-type="float" office:value="0" calcext:value-type="float">
            <text:p>0</text:p>
          </table:table-cell>
          <table:table-cell table:formula="of:=1+[.J48]" office:value-type="float" office:value="1" calcext:value-type="float">
            <text:p>1</text:p>
          </table:table-cell>
          <table:table-cell table:formula="of:=1+[.I48]-[.J48]" office:value-type="float" office:value="1" calcext:value-type="float">
            <text:p>1</text:p>
          </table:table-cell>
          <table:table-cell table:formula="of:=[.K48]/([.K48]+[.L48]) - 1.65*SQRT(([.K48]*[.L48])/(([.K48]+[.L48])*([.K48]+[.L48]) *([.K48]+[.L48]+1)))" office:value-type="float" office:value="0.0236860279185588" calcext:value-type="float">
            <text:p>0.0236860279</text:p>
          </table:table-cell>
        </table:table-row>
        <table:table-row table:style-name="ro2">
          <table:table-cell table:number-columns-repeated="8"/>
          <table:table-cell table:formula="of:=SUM([.B49:.G49])" office:value-type="float" office:value="0" calcext:value-type="float">
            <text:p>0</text:p>
          </table:table-cell>
          <table:table-cell table:formula="of:=[.C49]/5 +[.D49]*2/5 +[.E49]*3/5 +[.F49]*4/5+[.G49]*5/5" office:value-type="float" office:value="0" calcext:value-type="float">
            <text:p>0</text:p>
          </table:table-cell>
          <table:table-cell table:formula="of:=1+[.J49]" office:value-type="float" office:value="1" calcext:value-type="float">
            <text:p>1</text:p>
          </table:table-cell>
          <table:table-cell table:formula="of:=1+[.I49]-[.J49]" office:value-type="float" office:value="1" calcext:value-type="float">
            <text:p>1</text:p>
          </table:table-cell>
          <table:table-cell table:formula="of:=[.K49]/([.K49]+[.L49]) - 1.65*SQRT(([.K49]*[.L49])/(([.K49]+[.L49])*([.K49]+[.L49]) *([.K49]+[.L49]+1)))" office:value-type="float" office:value="0.0236860279185588" calcext:value-type="float">
            <text:p>0.0236860279</text:p>
          </table:table-cell>
        </table:table-row>
        <table:table-row table:style-name="ro2">
          <table:table-cell table:number-columns-repeated="8"/>
          <table:table-cell table:formula="of:=SUM([.B50:.G50])" office:value-type="float" office:value="0" calcext:value-type="float">
            <text:p>0</text:p>
          </table:table-cell>
          <table:table-cell table:formula="of:=[.C50]/5 +[.D50]*2/5 +[.E50]*3/5 +[.F50]*4/5+[.G50]*5/5" office:value-type="float" office:value="0" calcext:value-type="float">
            <text:p>0</text:p>
          </table:table-cell>
          <table:table-cell table:formula="of:=1+[.J50]" office:value-type="float" office:value="1" calcext:value-type="float">
            <text:p>1</text:p>
          </table:table-cell>
          <table:table-cell table:formula="of:=1+[.I50]-[.J50]" office:value-type="float" office:value="1" calcext:value-type="float">
            <text:p>1</text:p>
          </table:table-cell>
          <table:table-cell table:formula="of:=[.K50]/([.K50]+[.L50]) - 1.65*SQRT(([.K50]*[.L50])/(([.K50]+[.L50])*([.K50]+[.L50]) *([.K50]+[.L50]+1)))" office:value-type="float" office:value="0.0236860279185588" calcext:value-type="float">
            <text:p>0.0236860279</text:p>
          </table:table-cell>
        </table:table-row>
        <table:table-row table:style-name="ro2">
          <table:table-cell table:number-columns-repeated="8"/>
          <table:table-cell table:formula="of:=SUM([.B51:.G51])" office:value-type="float" office:value="0" calcext:value-type="float">
            <text:p>0</text:p>
          </table:table-cell>
          <table:table-cell table:formula="of:=[.C51]/5 +[.D51]*2/5 +[.E51]*3/5 +[.F51]*4/5+[.G51]*5/5" office:value-type="float" office:value="0" calcext:value-type="float">
            <text:p>0</text:p>
          </table:table-cell>
          <table:table-cell table:formula="of:=1+[.J51]" office:value-type="float" office:value="1" calcext:value-type="float">
            <text:p>1</text:p>
          </table:table-cell>
          <table:table-cell table:formula="of:=1+[.I51]-[.J51]" office:value-type="float" office:value="1" calcext:value-type="float">
            <text:p>1</text:p>
          </table:table-cell>
          <table:table-cell table:formula="of:=[.K51]/([.K51]+[.L51]) - 1.65*SQRT(([.K51]*[.L51])/(([.K51]+[.L51])*([.K51]+[.L51]) *([.K51]+[.L51]+1)))" office:value-type="float" office:value="0.0236860279185588" calcext:value-type="float">
            <text:p>0.0236860279</text:p>
          </table:table-cell>
        </table:table-row>
        <table:table-row table:style-name="ro2">
          <table:table-cell table:number-columns-repeated="8"/>
          <table:table-cell table:formula="of:=SUM([.B52:.G52])" office:value-type="float" office:value="0" calcext:value-type="float">
            <text:p>0</text:p>
          </table:table-cell>
          <table:table-cell table:formula="of:=[.C52]/5 +[.D52]*2/5 +[.E52]*3/5 +[.F52]*4/5+[.G52]*5/5" office:value-type="float" office:value="0" calcext:value-type="float">
            <text:p>0</text:p>
          </table:table-cell>
          <table:table-cell table:formula="of:=1+[.J52]" office:value-type="float" office:value="1" calcext:value-type="float">
            <text:p>1</text:p>
          </table:table-cell>
          <table:table-cell table:formula="of:=1+[.I52]-[.J52]" office:value-type="float" office:value="1" calcext:value-type="float">
            <text:p>1</text:p>
          </table:table-cell>
          <table:table-cell table:formula="of:=[.K52]/([.K52]+[.L52]) - 1.65*SQRT(([.K52]*[.L52])/(([.K52]+[.L52])*([.K52]+[.L52]) *([.K52]+[.L52]+1)))" office:value-type="float" office:value="0.0236860279185588" calcext:value-type="float">
            <text:p>0.0236860279</text:p>
          </table:table-cell>
        </table:table-row>
        <table:table-row table:style-name="ro2">
          <table:table-cell table:number-columns-repeated="8"/>
          <table:table-cell table:formula="of:=SUM([.B53:.G53])" office:value-type="float" office:value="0" calcext:value-type="float">
            <text:p>0</text:p>
          </table:table-cell>
          <table:table-cell table:formula="of:=[.C53]/5 +[.D53]*2/5 +[.E53]*3/5 +[.F53]*4/5+[.G53]*5/5" office:value-type="float" office:value="0" calcext:value-type="float">
            <text:p>0</text:p>
          </table:table-cell>
          <table:table-cell table:formula="of:=1+[.J53]" office:value-type="float" office:value="1" calcext:value-type="float">
            <text:p>1</text:p>
          </table:table-cell>
          <table:table-cell table:formula="of:=1+[.I53]-[.J53]" office:value-type="float" office:value="1" calcext:value-type="float">
            <text:p>1</text:p>
          </table:table-cell>
          <table:table-cell table:formula="of:=[.K53]/([.K53]+[.L53]) - 1.65*SQRT(([.K53]*[.L53])/(([.K53]+[.L53])*([.K53]+[.L53]) *([.K53]+[.L53]+1)))" office:value-type="float" office:value="0.0236860279185588" calcext:value-type="float">
            <text:p>0.0236860279</text:p>
          </table:table-cell>
        </table:table-row>
        <table:table-row table:style-name="ro2">
          <table:table-cell table:number-columns-repeated="8"/>
          <table:table-cell table:formula="of:=SUM([.B54:.G54])" office:value-type="float" office:value="0" calcext:value-type="float">
            <text:p>0</text:p>
          </table:table-cell>
          <table:table-cell table:formula="of:=[.C54]/5 +[.D54]*2/5 +[.E54]*3/5 +[.F54]*4/5+[.G54]*5/5" office:value-type="float" office:value="0" calcext:value-type="float">
            <text:p>0</text:p>
          </table:table-cell>
          <table:table-cell table:formula="of:=1+[.J54]" office:value-type="float" office:value="1" calcext:value-type="float">
            <text:p>1</text:p>
          </table:table-cell>
          <table:table-cell table:formula="of:=1+[.I54]-[.J54]" office:value-type="float" office:value="1" calcext:value-type="float">
            <text:p>1</text:p>
          </table:table-cell>
          <table:table-cell table:formula="of:=[.K54]/([.K54]+[.L54]) - 1.65*SQRT(([.K54]*[.L54])/(([.K54]+[.L54])*([.K54]+[.L54]) *([.K54]+[.L54]+1)))" office:value-type="float" office:value="0.0236860279185588" calcext:value-type="float">
            <text:p>0.0236860279</text:p>
          </table:table-cell>
        </table:table-row>
        <table:table-row table:style-name="ro2">
          <table:table-cell table:number-columns-repeated="8"/>
          <table:table-cell table:formula="of:=SUM([.B55:.G55])" office:value-type="float" office:value="0" calcext:value-type="float">
            <text:p>0</text:p>
          </table:table-cell>
          <table:table-cell table:formula="of:=[.C55]/5 +[.D55]*2/5 +[.E55]*3/5 +[.F55]*4/5+[.G55]*5/5" office:value-type="float" office:value="0" calcext:value-type="float">
            <text:p>0</text:p>
          </table:table-cell>
          <table:table-cell table:formula="of:=1+[.J55]" office:value-type="float" office:value="1" calcext:value-type="float">
            <text:p>1</text:p>
          </table:table-cell>
          <table:table-cell table:formula="of:=1+[.I55]-[.J55]" office:value-type="float" office:value="1" calcext:value-type="float">
            <text:p>1</text:p>
          </table:table-cell>
          <table:table-cell table:formula="of:=[.K55]/([.K55]+[.L55]) - 1.65*SQRT(([.K55]*[.L55])/(([.K55]+[.L55])*([.K55]+[.L55]) *([.K55]+[.L55]+1)))" office:value-type="float" office:value="0.0236860279185588" calcext:value-type="float">
            <text:p>0.0236860279</text:p>
          </table:table-cell>
        </table:table-row>
        <table:table-row table:style-name="ro2">
          <table:table-cell table:number-columns-repeated="8"/>
          <table:table-cell table:formula="of:=SUM([.B56:.G56])" office:value-type="float" office:value="0" calcext:value-type="float">
            <text:p>0</text:p>
          </table:table-cell>
          <table:table-cell table:formula="of:=[.C56]/5 +[.D56]*2/5 +[.E56]*3/5 +[.F56]*4/5+[.G56]*5/5" office:value-type="float" office:value="0" calcext:value-type="float">
            <text:p>0</text:p>
          </table:table-cell>
          <table:table-cell table:formula="of:=1+[.J56]" office:value-type="float" office:value="1" calcext:value-type="float">
            <text:p>1</text:p>
          </table:table-cell>
          <table:table-cell table:formula="of:=1+[.I56]-[.J56]" office:value-type="float" office:value="1" calcext:value-type="float">
            <text:p>1</text:p>
          </table:table-cell>
          <table:table-cell table:formula="of:=[.K56]/([.K56]+[.L56]) - 1.65*SQRT(([.K56]*[.L56])/(([.K56]+[.L56])*([.K56]+[.L56]) *([.K56]+[.L56]+1)))" office:value-type="float" office:value="0.0236860279185588" calcext:value-type="float">
            <text:p>0.0236860279</text:p>
          </table:table-cell>
        </table:table-row>
        <table:table-row table:style-name="ro2">
          <table:table-cell table:number-columns-repeated="8"/>
          <table:table-cell table:formula="of:=SUM([.B57:.G57])" office:value-type="float" office:value="0" calcext:value-type="float">
            <text:p>0</text:p>
          </table:table-cell>
          <table:table-cell table:formula="of:=[.C57]/5 +[.D57]*2/5 +[.E57]*3/5 +[.F57]*4/5+[.G57]*5/5" office:value-type="float" office:value="0" calcext:value-type="float">
            <text:p>0</text:p>
          </table:table-cell>
          <table:table-cell table:formula="of:=1+[.J57]" office:value-type="float" office:value="1" calcext:value-type="float">
            <text:p>1</text:p>
          </table:table-cell>
          <table:table-cell table:formula="of:=1+[.I57]-[.J57]" office:value-type="float" office:value="1" calcext:value-type="float">
            <text:p>1</text:p>
          </table:table-cell>
          <table:table-cell table:formula="of:=[.K57]/([.K57]+[.L57]) - 1.65*SQRT(([.K57]*[.L57])/(([.K57]+[.L57])*([.K57]+[.L57]) *([.K57]+[.L57]+1)))" office:value-type="float" office:value="0.0236860279185588" calcext:value-type="float">
            <text:p>0.0236860279</text:p>
          </table:table-cell>
        </table:table-row>
        <table:table-row table:style-name="ro2">
          <table:table-cell table:number-columns-repeated="8"/>
          <table:table-cell table:formula="of:=SUM([.B58:.G58])" office:value-type="float" office:value="0" calcext:value-type="float">
            <text:p>0</text:p>
          </table:table-cell>
          <table:table-cell table:formula="of:=[.C58]/5 +[.D58]*2/5 +[.E58]*3/5 +[.F58]*4/5+[.G58]*5/5" office:value-type="float" office:value="0" calcext:value-type="float">
            <text:p>0</text:p>
          </table:table-cell>
          <table:table-cell table:formula="of:=1+[.J58]" office:value-type="float" office:value="1" calcext:value-type="float">
            <text:p>1</text:p>
          </table:table-cell>
          <table:table-cell table:formula="of:=1+[.I58]-[.J58]" office:value-type="float" office:value="1" calcext:value-type="float">
            <text:p>1</text:p>
          </table:table-cell>
          <table:table-cell table:formula="of:=[.K58]/([.K58]+[.L58]) - 1.65*SQRT(([.K58]*[.L58])/(([.K58]+[.L58])*([.K58]+[.L58]) *([.K58]+[.L58]+1)))" office:value-type="float" office:value="0.0236860279185588" calcext:value-type="float">
            <text:p>0.0236860279</text:p>
          </table:table-cell>
        </table:table-row>
        <table:table-row table:style-name="ro2">
          <table:table-cell table:number-columns-repeated="8"/>
          <table:table-cell table:formula="of:=SUM([.B59:.G59])" office:value-type="float" office:value="0" calcext:value-type="float">
            <text:p>0</text:p>
          </table:table-cell>
          <table:table-cell table:formula="of:=[.C59]/5 +[.D59]*2/5 +[.E59]*3/5 +[.F59]*4/5+[.G59]*5/5" office:value-type="float" office:value="0" calcext:value-type="float">
            <text:p>0</text:p>
          </table:table-cell>
          <table:table-cell table:formula="of:=1+[.J59]" office:value-type="float" office:value="1" calcext:value-type="float">
            <text:p>1</text:p>
          </table:table-cell>
          <table:table-cell table:formula="of:=1+[.I59]-[.J59]" office:value-type="float" office:value="1" calcext:value-type="float">
            <text:p>1</text:p>
          </table:table-cell>
          <table:table-cell table:formula="of:=[.K59]/([.K59]+[.L59]) - 1.65*SQRT(([.K59]*[.L59])/(([.K59]+[.L59])*([.K59]+[.L59]) *([.K59]+[.L59]+1)))" office:value-type="float" office:value="0.0236860279185588" calcext:value-type="float">
            <text:p>0.0236860279</text:p>
          </table:table-cell>
        </table:table-row>
        <table:table-row table:style-name="ro2">
          <table:table-cell table:number-columns-repeated="8"/>
          <table:table-cell table:formula="of:=SUM([.B60:.G60])" office:value-type="float" office:value="0" calcext:value-type="float">
            <text:p>0</text:p>
          </table:table-cell>
          <table:table-cell table:formula="of:=[.C60]/5 +[.D60]*2/5 +[.E60]*3/5 +[.F60]*4/5+[.G60]*5/5" office:value-type="float" office:value="0" calcext:value-type="float">
            <text:p>0</text:p>
          </table:table-cell>
          <table:table-cell table:formula="of:=1+[.J60]" office:value-type="float" office:value="1" calcext:value-type="float">
            <text:p>1</text:p>
          </table:table-cell>
          <table:table-cell table:formula="of:=1+[.I60]-[.J60]" office:value-type="float" office:value="1" calcext:value-type="float">
            <text:p>1</text:p>
          </table:table-cell>
          <table:table-cell table:formula="of:=[.K60]/([.K60]+[.L60]) - 1.65*SQRT(([.K60]*[.L60])/(([.K60]+[.L60])*([.K60]+[.L60]) *([.K60]+[.L60]+1)))" office:value-type="float" office:value="0.0236860279185588" calcext:value-type="float">
            <text:p>0.0236860279</text:p>
          </table:table-cell>
        </table:table-row>
        <table:table-row table:style-name="ro2">
          <table:table-cell table:number-columns-repeated="8"/>
          <table:table-cell table:formula="of:=SUM([.B61:.G61])" office:value-type="float" office:value="0" calcext:value-type="float">
            <text:p>0</text:p>
          </table:table-cell>
          <table:table-cell table:formula="of:=[.C61]/5 +[.D61]*2/5 +[.E61]*3/5 +[.F61]*4/5+[.G61]*5/5" office:value-type="float" office:value="0" calcext:value-type="float">
            <text:p>0</text:p>
          </table:table-cell>
          <table:table-cell table:formula="of:=1+[.J61]" office:value-type="float" office:value="1" calcext:value-type="float">
            <text:p>1</text:p>
          </table:table-cell>
          <table:table-cell table:formula="of:=1+[.I61]-[.J61]" office:value-type="float" office:value="1" calcext:value-type="float">
            <text:p>1</text:p>
          </table:table-cell>
          <table:table-cell table:formula="of:=[.K61]/([.K61]+[.L61]) - 1.65*SQRT(([.K61]*[.L61])/(([.K61]+[.L61])*([.K61]+[.L61]) *([.K61]+[.L61]+1)))" office:value-type="float" office:value="0.0236860279185588" calcext:value-type="float">
            <text:p>0.0236860279</text:p>
          </table:table-cell>
        </table:table-row>
        <table:table-row table:style-name="ro2">
          <table:table-cell table:number-columns-repeated="8"/>
          <table:table-cell table:formula="of:=SUM([.B62:.G62])" office:value-type="float" office:value="0" calcext:value-type="float">
            <text:p>0</text:p>
          </table:table-cell>
          <table:table-cell table:formula="of:=[.C62]/5 +[.D62]*2/5 +[.E62]*3/5 +[.F62]*4/5+[.G62]*5/5" office:value-type="float" office:value="0" calcext:value-type="float">
            <text:p>0</text:p>
          </table:table-cell>
          <table:table-cell table:formula="of:=1+[.J62]" office:value-type="float" office:value="1" calcext:value-type="float">
            <text:p>1</text:p>
          </table:table-cell>
          <table:table-cell table:formula="of:=1+[.I62]-[.J62]" office:value-type="float" office:value="1" calcext:value-type="float">
            <text:p>1</text:p>
          </table:table-cell>
          <table:table-cell table:formula="of:=[.K62]/([.K62]+[.L62]) - 1.65*SQRT(([.K62]*[.L62])/(([.K62]+[.L62])*([.K62]+[.L62]) *([.K62]+[.L62]+1)))" office:value-type="float" office:value="0.0236860279185588" calcext:value-type="float">
            <text:p>0.0236860279</text:p>
          </table:table-cell>
        </table:table-row>
        <table:table-row table:style-name="ro2">
          <table:table-cell table:number-columns-repeated="8"/>
          <table:table-cell table:formula="of:=SUM([.B63:.G63])" office:value-type="float" office:value="0" calcext:value-type="float">
            <text:p>0</text:p>
          </table:table-cell>
          <table:table-cell table:formula="of:=[.C63]/5 +[.D63]*2/5 +[.E63]*3/5 +[.F63]*4/5+[.G63]*5/5" office:value-type="float" office:value="0" calcext:value-type="float">
            <text:p>0</text:p>
          </table:table-cell>
          <table:table-cell table:formula="of:=1+[.J63]" office:value-type="float" office:value="1" calcext:value-type="float">
            <text:p>1</text:p>
          </table:table-cell>
          <table:table-cell table:formula="of:=1+[.I63]-[.J63]" office:value-type="float" office:value="1" calcext:value-type="float">
            <text:p>1</text:p>
          </table:table-cell>
          <table:table-cell table:formula="of:=[.K63]/([.K63]+[.L63]) - 1.65*SQRT(([.K63]*[.L63])/(([.K63]+[.L63])*([.K63]+[.L63]) *([.K63]+[.L63]+1)))" office:value-type="float" office:value="0.0236860279185588" calcext:value-type="float">
            <text:p>0.0236860279</text:p>
          </table:table-cell>
        </table:table-row>
        <table:table-row table:style-name="ro2">
          <table:table-cell table:number-columns-repeated="8"/>
          <table:table-cell table:formula="of:=SUM([.B64:.G64])" office:value-type="float" office:value="0" calcext:value-type="float">
            <text:p>0</text:p>
          </table:table-cell>
          <table:table-cell table:formula="of:=[.C64]/5 +[.D64]*2/5 +[.E64]*3/5 +[.F64]*4/5+[.G64]*5/5" office:value-type="float" office:value="0" calcext:value-type="float">
            <text:p>0</text:p>
          </table:table-cell>
          <table:table-cell table:formula="of:=1+[.J64]" office:value-type="float" office:value="1" calcext:value-type="float">
            <text:p>1</text:p>
          </table:table-cell>
          <table:table-cell table:formula="of:=1+[.I64]-[.J64]" office:value-type="float" office:value="1" calcext:value-type="float">
            <text:p>1</text:p>
          </table:table-cell>
          <table:table-cell table:formula="of:=[.K64]/([.K64]+[.L64]) - 1.65*SQRT(([.K64]*[.L64])/(([.K64]+[.L64])*([.K64]+[.L64]) *([.K64]+[.L64]+1)))" office:value-type="float" office:value="0.0236860279185588" calcext:value-type="float">
            <text:p>0.0236860279</text:p>
          </table:table-cell>
        </table:table-row>
        <table:table-row table:style-name="ro2">
          <table:table-cell table:number-columns-repeated="8"/>
          <table:table-cell table:formula="of:=SUM([.B65:.G65])" office:value-type="float" office:value="0" calcext:value-type="float">
            <text:p>0</text:p>
          </table:table-cell>
          <table:table-cell table:formula="of:=[.C65]/5 +[.D65]*2/5 +[.E65]*3/5 +[.F65]*4/5+[.G65]*5/5" office:value-type="float" office:value="0" calcext:value-type="float">
            <text:p>0</text:p>
          </table:table-cell>
          <table:table-cell table:formula="of:=1+[.J65]" office:value-type="float" office:value="1" calcext:value-type="float">
            <text:p>1</text:p>
          </table:table-cell>
          <table:table-cell table:formula="of:=1+[.I65]-[.J65]" office:value-type="float" office:value="1" calcext:value-type="float">
            <text:p>1</text:p>
          </table:table-cell>
          <table:table-cell table:formula="of:=[.K65]/([.K65]+[.L65]) - 1.65*SQRT(([.K65]*[.L65])/(([.K65]+[.L65])*([.K65]+[.L65]) *([.K65]+[.L65]+1)))" office:value-type="float" office:value="0.0236860279185588" calcext:value-type="float">
            <text:p>0.0236860279</text:p>
          </table:table-cell>
        </table:table-row>
        <table:table-row table:style-name="ro2">
          <table:table-cell table:number-columns-repeated="8"/>
          <table:table-cell table:formula="of:=SUM([.B66:.G66])" office:value-type="float" office:value="0" calcext:value-type="float">
            <text:p>0</text:p>
          </table:table-cell>
          <table:table-cell table:formula="of:=[.C66]/5 +[.D66]*2/5 +[.E66]*3/5 +[.F66]*4/5+[.G66]*5/5" office:value-type="float" office:value="0" calcext:value-type="float">
            <text:p>0</text:p>
          </table:table-cell>
          <table:table-cell table:formula="of:=1+[.J66]" office:value-type="float" office:value="1" calcext:value-type="float">
            <text:p>1</text:p>
          </table:table-cell>
          <table:table-cell table:formula="of:=1+[.I66]-[.J66]" office:value-type="float" office:value="1" calcext:value-type="float">
            <text:p>1</text:p>
          </table:table-cell>
          <table:table-cell table:formula="of:=[.K66]/([.K66]+[.L66]) - 1.65*SQRT(([.K66]*[.L66])/(([.K66]+[.L66])*([.K66]+[.L66]) *([.K66]+[.L66]+1)))" office:value-type="float" office:value="0.0236860279185588" calcext:value-type="float">
            <text:p>0.0236860279</text:p>
          </table:table-cell>
        </table:table-row>
        <table:table-row table:style-name="ro2">
          <table:table-cell table:number-columns-repeated="8"/>
          <table:table-cell table:formula="of:=SUM([.B67:.G67])" office:value-type="float" office:value="0" calcext:value-type="float">
            <text:p>0</text:p>
          </table:table-cell>
          <table:table-cell table:formula="of:=[.C67]/5 +[.D67]*2/5 +[.E67]*3/5 +[.F67]*4/5+[.G67]*5/5" office:value-type="float" office:value="0" calcext:value-type="float">
            <text:p>0</text:p>
          </table:table-cell>
          <table:table-cell table:formula="of:=1+[.J67]" office:value-type="float" office:value="1" calcext:value-type="float">
            <text:p>1</text:p>
          </table:table-cell>
          <table:table-cell table:formula="of:=1+[.I67]-[.J67]" office:value-type="float" office:value="1" calcext:value-type="float">
            <text:p>1</text:p>
          </table:table-cell>
          <table:table-cell table:formula="of:=[.K67]/([.K67]+[.L67]) - 1.65*SQRT(([.K67]*[.L67])/(([.K67]+[.L67])*([.K67]+[.L67]) *([.K67]+[.L67]+1)))" office:value-type="float" office:value="0.0236860279185588" calcext:value-type="float">
            <text:p>0.0236860279</text:p>
          </table:table-cell>
        </table:table-row>
        <table:table-row table:style-name="ro2">
          <table:table-cell table:number-columns-repeated="8"/>
          <table:table-cell table:formula="of:=SUM([.B68:.G68])" office:value-type="float" office:value="0" calcext:value-type="float">
            <text:p>0</text:p>
          </table:table-cell>
          <table:table-cell table:formula="of:=[.C68]/5 +[.D68]*2/5 +[.E68]*3/5 +[.F68]*4/5+[.G68]*5/5" office:value-type="float" office:value="0" calcext:value-type="float">
            <text:p>0</text:p>
          </table:table-cell>
          <table:table-cell table:formula="of:=1+[.J68]" office:value-type="float" office:value="1" calcext:value-type="float">
            <text:p>1</text:p>
          </table:table-cell>
          <table:table-cell table:formula="of:=1+[.I68]-[.J68]" office:value-type="float" office:value="1" calcext:value-type="float">
            <text:p>1</text:p>
          </table:table-cell>
          <table:table-cell table:formula="of:=[.K68]/([.K68]+[.L68]) - 1.65*SQRT(([.K68]*[.L68])/(([.K68]+[.L68])*([.K68]+[.L68]) *([.K68]+[.L68]+1)))" office:value-type="float" office:value="0.0236860279185588" calcext:value-type="float">
            <text:p>0.0236860279</text:p>
          </table:table-cell>
        </table:table-row>
        <table:table-row table:style-name="ro2">
          <table:table-cell table:number-columns-repeated="8"/>
          <table:table-cell table:formula="of:=SUM([.B69:.G69])" office:value-type="float" office:value="0" calcext:value-type="float">
            <text:p>0</text:p>
          </table:table-cell>
          <table:table-cell table:formula="of:=[.C69]/5 +[.D69]*2/5 +[.E69]*3/5 +[.F69]*4/5+[.G69]*5/5" office:value-type="float" office:value="0" calcext:value-type="float">
            <text:p>0</text:p>
          </table:table-cell>
          <table:table-cell table:formula="of:=1+[.J69]" office:value-type="float" office:value="1" calcext:value-type="float">
            <text:p>1</text:p>
          </table:table-cell>
          <table:table-cell table:formula="of:=1+[.I69]-[.J69]" office:value-type="float" office:value="1" calcext:value-type="float">
            <text:p>1</text:p>
          </table:table-cell>
          <table:table-cell table:formula="of:=[.K69]/([.K69]+[.L69]) - 1.65*SQRT(([.K69]*[.L69])/(([.K69]+[.L69])*([.K69]+[.L69]) *([.K69]+[.L69]+1)))" office:value-type="float" office:value="0.0236860279185588" calcext:value-type="float">
            <text:p>0.0236860279</text:p>
          </table:table-cell>
        </table:table-row>
        <table:table-row table:style-name="ro2">
          <table:table-cell table:number-columns-repeated="8"/>
          <table:table-cell table:formula="of:=SUM([.B70:.G70])" office:value-type="float" office:value="0" calcext:value-type="float">
            <text:p>0</text:p>
          </table:table-cell>
          <table:table-cell table:formula="of:=[.C70]/5 +[.D70]*2/5 +[.E70]*3/5 +[.F70]*4/5+[.G70]*5/5" office:value-type="float" office:value="0" calcext:value-type="float">
            <text:p>0</text:p>
          </table:table-cell>
          <table:table-cell table:formula="of:=1+[.J70]" office:value-type="float" office:value="1" calcext:value-type="float">
            <text:p>1</text:p>
          </table:table-cell>
          <table:table-cell table:formula="of:=1+[.I70]-[.J70]" office:value-type="float" office:value="1" calcext:value-type="float">
            <text:p>1</text:p>
          </table:table-cell>
          <table:table-cell table:formula="of:=[.K70]/([.K70]+[.L70]) - 1.65*SQRT(([.K70]*[.L70])/(([.K70]+[.L70])*([.K70]+[.L70]) *([.K70]+[.L70]+1)))" office:value-type="float" office:value="0.0236860279185588" calcext:value-type="float">
            <text:p>0.0236860279</text:p>
          </table:table-cell>
        </table:table-row>
        <table:table-row table:style-name="ro2">
          <table:table-cell table:number-columns-repeated="8"/>
          <table:table-cell table:formula="of:=SUM([.B71:.G71])" office:value-type="float" office:value="0" calcext:value-type="float">
            <text:p>0</text:p>
          </table:table-cell>
          <table:table-cell table:formula="of:=[.C71]/5 +[.D71]*2/5 +[.E71]*3/5 +[.F71]*4/5+[.G71]*5/5" office:value-type="float" office:value="0" calcext:value-type="float">
            <text:p>0</text:p>
          </table:table-cell>
          <table:table-cell table:formula="of:=1+[.J71]" office:value-type="float" office:value="1" calcext:value-type="float">
            <text:p>1</text:p>
          </table:table-cell>
          <table:table-cell table:formula="of:=1+[.I71]-[.J71]" office:value-type="float" office:value="1" calcext:value-type="float">
            <text:p>1</text:p>
          </table:table-cell>
          <table:table-cell table:formula="of:=[.K71]/([.K71]+[.L71]) - 1.65*SQRT(([.K71]*[.L71])/(([.K71]+[.L71])*([.K71]+[.L71]) *([.K71]+[.L71]+1)))" office:value-type="float" office:value="0.0236860279185588" calcext:value-type="float">
            <text:p>0.0236860279</text:p>
          </table:table-cell>
        </table:table-row>
        <table:table-row table:style-name="ro2">
          <table:table-cell table:number-columns-repeated="8"/>
          <table:table-cell table:formula="of:=SUM([.B72:.G72])" office:value-type="float" office:value="0" calcext:value-type="float">
            <text:p>0</text:p>
          </table:table-cell>
          <table:table-cell table:formula="of:=[.C72]/5 +[.D72]*2/5 +[.E72]*3/5 +[.F72]*4/5+[.G72]*5/5" office:value-type="float" office:value="0" calcext:value-type="float">
            <text:p>0</text:p>
          </table:table-cell>
          <table:table-cell table:formula="of:=1+[.J72]" office:value-type="float" office:value="1" calcext:value-type="float">
            <text:p>1</text:p>
          </table:table-cell>
          <table:table-cell table:formula="of:=1+[.I72]-[.J72]" office:value-type="float" office:value="1" calcext:value-type="float">
            <text:p>1</text:p>
          </table:table-cell>
          <table:table-cell table:formula="of:=[.K72]/([.K72]+[.L72]) - 1.65*SQRT(([.K72]*[.L72])/(([.K72]+[.L72])*([.K72]+[.L72]) *([.K72]+[.L72]+1)))" office:value-type="float" office:value="0.0236860279185588" calcext:value-type="float">
            <text:p>0.0236860279</text:p>
          </table:table-cell>
        </table:table-row>
        <table:table-row table:style-name="ro2">
          <table:table-cell table:number-columns-repeated="8"/>
          <table:table-cell table:formula="of:=SUM([.B73:.G73])" office:value-type="float" office:value="0" calcext:value-type="float">
            <text:p>0</text:p>
          </table:table-cell>
          <table:table-cell table:formula="of:=[.C73]/5 +[.D73]*2/5 +[.E73]*3/5 +[.F73]*4/5+[.G73]*5/5" office:value-type="float" office:value="0" calcext:value-type="float">
            <text:p>0</text:p>
          </table:table-cell>
          <table:table-cell table:formula="of:=1+[.J73]" office:value-type="float" office:value="1" calcext:value-type="float">
            <text:p>1</text:p>
          </table:table-cell>
          <table:table-cell table:formula="of:=1+[.I73]-[.J73]" office:value-type="float" office:value="1" calcext:value-type="float">
            <text:p>1</text:p>
          </table:table-cell>
          <table:table-cell table:formula="of:=[.K73]/([.K73]+[.L73]) - 1.65*SQRT(([.K73]*[.L73])/(([.K73]+[.L73])*([.K73]+[.L73]) *([.K73]+[.L73]+1)))" office:value-type="float" office:value="0.0236860279185588" calcext:value-type="float">
            <text:p>0.0236860279</text:p>
          </table:table-cell>
        </table:table-row>
        <table:table-row table:style-name="ro2">
          <table:table-cell table:number-columns-repeated="8"/>
          <table:table-cell table:formula="of:=SUM([.B74:.G74])" office:value-type="float" office:value="0" calcext:value-type="float">
            <text:p>0</text:p>
          </table:table-cell>
          <table:table-cell table:formula="of:=[.C74]/5 +[.D74]*2/5 +[.E74]*3/5 +[.F74]*4/5+[.G74]*5/5" office:value-type="float" office:value="0" calcext:value-type="float">
            <text:p>0</text:p>
          </table:table-cell>
          <table:table-cell table:formula="of:=1+[.J74]" office:value-type="float" office:value="1" calcext:value-type="float">
            <text:p>1</text:p>
          </table:table-cell>
          <table:table-cell table:formula="of:=1+[.I74]-[.J74]" office:value-type="float" office:value="1" calcext:value-type="float">
            <text:p>1</text:p>
          </table:table-cell>
          <table:table-cell table:formula="of:=[.K74]/([.K74]+[.L74]) - 1.65*SQRT(([.K74]*[.L74])/(([.K74]+[.L74])*([.K74]+[.L74]) *([.K74]+[.L74]+1)))" office:value-type="float" office:value="0.0236860279185588" calcext:value-type="float">
            <text:p>0.0236860279</text:p>
          </table:table-cell>
        </table:table-row>
        <table:table-row table:style-name="ro2">
          <table:table-cell table:number-columns-repeated="8"/>
          <table:table-cell table:formula="of:=SUM([.B75:.G75])" office:value-type="float" office:value="0" calcext:value-type="float">
            <text:p>0</text:p>
          </table:table-cell>
          <table:table-cell table:formula="of:=[.C75]/5 +[.D75]*2/5 +[.E75]*3/5 +[.F75]*4/5+[.G75]*5/5" office:value-type="float" office:value="0" calcext:value-type="float">
            <text:p>0</text:p>
          </table:table-cell>
          <table:table-cell table:formula="of:=1+[.J75]" office:value-type="float" office:value="1" calcext:value-type="float">
            <text:p>1</text:p>
          </table:table-cell>
          <table:table-cell table:formula="of:=1+[.I75]-[.J75]" office:value-type="float" office:value="1" calcext:value-type="float">
            <text:p>1</text:p>
          </table:table-cell>
          <table:table-cell table:formula="of:=[.K75]/([.K75]+[.L75]) - 1.65*SQRT(([.K75]*[.L75])/(([.K75]+[.L75])*([.K75]+[.L75]) *([.K75]+[.L75]+1)))" office:value-type="float" office:value="0.0236860279185588" calcext:value-type="float">
            <text:p>0.0236860279</text:p>
          </table:table-cell>
        </table:table-row>
        <table:table-row table:style-name="ro2">
          <table:table-cell table:number-columns-repeated="8"/>
          <table:table-cell table:formula="of:=SUM([.B76:.G76])" office:value-type="float" office:value="0" calcext:value-type="float">
            <text:p>0</text:p>
          </table:table-cell>
          <table:table-cell table:formula="of:=[.C76]/5 +[.D76]*2/5 +[.E76]*3/5 +[.F76]*4/5+[.G76]*5/5" office:value-type="float" office:value="0" calcext:value-type="float">
            <text:p>0</text:p>
          </table:table-cell>
          <table:table-cell table:formula="of:=1+[.J76]" office:value-type="float" office:value="1" calcext:value-type="float">
            <text:p>1</text:p>
          </table:table-cell>
          <table:table-cell table:formula="of:=1+[.I76]-[.J76]" office:value-type="float" office:value="1" calcext:value-type="float">
            <text:p>1</text:p>
          </table:table-cell>
          <table:table-cell table:formula="of:=[.K76]/([.K76]+[.L76]) - 1.65*SQRT(([.K76]*[.L76])/(([.K76]+[.L76])*([.K76]+[.L76]) *([.K76]+[.L76]+1)))" office:value-type="float" office:value="0.0236860279185588" calcext:value-type="float">
            <text:p>0.0236860279</text:p>
          </table:table-cell>
        </table:table-row>
        <table:table-row table:style-name="ro2">
          <table:table-cell table:number-columns-repeated="8"/>
          <table:table-cell table:formula="of:=SUM([.B77:.G77])" office:value-type="float" office:value="0" calcext:value-type="float">
            <text:p>0</text:p>
          </table:table-cell>
          <table:table-cell table:formula="of:=[.C77]/5 +[.D77]*2/5 +[.E77]*3/5 +[.F77]*4/5+[.G77]*5/5" office:value-type="float" office:value="0" calcext:value-type="float">
            <text:p>0</text:p>
          </table:table-cell>
          <table:table-cell table:formula="of:=1+[.J77]" office:value-type="float" office:value="1" calcext:value-type="float">
            <text:p>1</text:p>
          </table:table-cell>
          <table:table-cell table:formula="of:=1+[.I77]-[.J77]" office:value-type="float" office:value="1" calcext:value-type="float">
            <text:p>1</text:p>
          </table:table-cell>
          <table:table-cell table:formula="of:=[.K77]/([.K77]+[.L77]) - 1.65*SQRT(([.K77]*[.L77])/(([.K77]+[.L77])*([.K77]+[.L77]) *([.K77]+[.L77]+1)))" office:value-type="float" office:value="0.0236860279185588" calcext:value-type="float">
            <text:p>0.0236860279</text:p>
          </table:table-cell>
        </table:table-row>
        <table:table-row table:style-name="ro2">
          <table:table-cell table:number-columns-repeated="8"/>
          <table:table-cell table:formula="of:=SUM([.B78:.G78])" office:value-type="float" office:value="0" calcext:value-type="float">
            <text:p>0</text:p>
          </table:table-cell>
          <table:table-cell table:formula="of:=[.C78]/5 +[.D78]*2/5 +[.E78]*3/5 +[.F78]*4/5+[.G78]*5/5" office:value-type="float" office:value="0" calcext:value-type="float">
            <text:p>0</text:p>
          </table:table-cell>
          <table:table-cell table:formula="of:=1+[.J78]" office:value-type="float" office:value="1" calcext:value-type="float">
            <text:p>1</text:p>
          </table:table-cell>
          <table:table-cell table:formula="of:=1+[.I78]-[.J78]" office:value-type="float" office:value="1" calcext:value-type="float">
            <text:p>1</text:p>
          </table:table-cell>
          <table:table-cell table:formula="of:=[.K78]/([.K78]+[.L78]) - 1.65*SQRT(([.K78]*[.L78])/(([.K78]+[.L78])*([.K78]+[.L78]) *([.K78]+[.L78]+1)))" office:value-type="float" office:value="0.0236860279185588" calcext:value-type="float">
            <text:p>0.0236860279</text:p>
          </table:table-cell>
        </table:table-row>
        <table:table-row table:style-name="ro2">
          <table:table-cell table:number-columns-repeated="8"/>
          <table:table-cell table:formula="of:=SUM([.B79:.G79])" office:value-type="float" office:value="0" calcext:value-type="float">
            <text:p>0</text:p>
          </table:table-cell>
          <table:table-cell table:formula="of:=[.C79]/5 +[.D79]*2/5 +[.E79]*3/5 +[.F79]*4/5+[.G79]*5/5" office:value-type="float" office:value="0" calcext:value-type="float">
            <text:p>0</text:p>
          </table:table-cell>
          <table:table-cell table:formula="of:=1+[.J79]" office:value-type="float" office:value="1" calcext:value-type="float">
            <text:p>1</text:p>
          </table:table-cell>
          <table:table-cell table:formula="of:=1+[.I79]-[.J79]" office:value-type="float" office:value="1" calcext:value-type="float">
            <text:p>1</text:p>
          </table:table-cell>
          <table:table-cell table:formula="of:=[.K79]/([.K79]+[.L79]) - 1.65*SQRT(([.K79]*[.L79])/(([.K79]+[.L79])*([.K79]+[.L79]) *([.K79]+[.L79]+1)))" office:value-type="float" office:value="0.0236860279185588" calcext:value-type="float">
            <text:p>0.0236860279</text:p>
          </table:table-cell>
        </table:table-row>
        <table:table-row table:style-name="ro2">
          <table:table-cell table:number-columns-repeated="8"/>
          <table:table-cell table:formula="of:=SUM([.B80:.G80])" office:value-type="float" office:value="0" calcext:value-type="float">
            <text:p>0</text:p>
          </table:table-cell>
          <table:table-cell table:formula="of:=[.C80]/5 +[.D80]*2/5 +[.E80]*3/5 +[.F80]*4/5+[.G80]*5/5" office:value-type="float" office:value="0" calcext:value-type="float">
            <text:p>0</text:p>
          </table:table-cell>
          <table:table-cell table:formula="of:=1+[.J80]" office:value-type="float" office:value="1" calcext:value-type="float">
            <text:p>1</text:p>
          </table:table-cell>
          <table:table-cell table:formula="of:=1+[.I80]-[.J80]" office:value-type="float" office:value="1" calcext:value-type="float">
            <text:p>1</text:p>
          </table:table-cell>
          <table:table-cell table:formula="of:=[.K80]/([.K80]+[.L80]) - 1.65*SQRT(([.K80]*[.L80])/(([.K80]+[.L80])*([.K80]+[.L80]) *([.K80]+[.L80]+1)))" office:value-type="float" office:value="0.0236860279185588" calcext:value-type="float">
            <text:p>0.0236860279</text:p>
          </table:table-cell>
        </table:table-row>
        <table:table-row table:style-name="ro2">
          <table:table-cell table:number-columns-repeated="8"/>
          <table:table-cell table:formula="of:=SUM([.B81:.G81])" office:value-type="float" office:value="0" calcext:value-type="float">
            <text:p>0</text:p>
          </table:table-cell>
          <table:table-cell table:formula="of:=[.C81]/5 +[.D81]*2/5 +[.E81]*3/5 +[.F81]*4/5+[.G81]*5/5" office:value-type="float" office:value="0" calcext:value-type="float">
            <text:p>0</text:p>
          </table:table-cell>
          <table:table-cell table:formula="of:=1+[.J81]" office:value-type="float" office:value="1" calcext:value-type="float">
            <text:p>1</text:p>
          </table:table-cell>
          <table:table-cell table:formula="of:=1+[.I81]-[.J81]" office:value-type="float" office:value="1" calcext:value-type="float">
            <text:p>1</text:p>
          </table:table-cell>
          <table:table-cell table:formula="of:=[.K81]/([.K81]+[.L81]) - 1.65*SQRT(([.K81]*[.L81])/(([.K81]+[.L81])*([.K81]+[.L81]) *([.K81]+[.L81]+1)))" office:value-type="float" office:value="0.0236860279185588" calcext:value-type="float">
            <text:p>0.0236860279</text:p>
          </table:table-cell>
        </table:table-row>
        <table:table-row table:style-name="ro2">
          <table:table-cell table:number-columns-repeated="8"/>
          <table:table-cell table:formula="of:=SUM([.B82:.G82])" office:value-type="float" office:value="0" calcext:value-type="float">
            <text:p>0</text:p>
          </table:table-cell>
          <table:table-cell table:formula="of:=[.C82]/5 +[.D82]*2/5 +[.E82]*3/5 +[.F82]*4/5+[.G82]*5/5" office:value-type="float" office:value="0" calcext:value-type="float">
            <text:p>0</text:p>
          </table:table-cell>
          <table:table-cell table:formula="of:=1+[.J82]" office:value-type="float" office:value="1" calcext:value-type="float">
            <text:p>1</text:p>
          </table:table-cell>
          <table:table-cell table:formula="of:=1+[.I82]-[.J82]" office:value-type="float" office:value="1" calcext:value-type="float">
            <text:p>1</text:p>
          </table:table-cell>
          <table:table-cell table:formula="of:=[.K82]/([.K82]+[.L82]) - 1.65*SQRT(([.K82]*[.L82])/(([.K82]+[.L82])*([.K82]+[.L82]) *([.K82]+[.L82]+1)))" office:value-type="float" office:value="0.0236860279185588" calcext:value-type="float">
            <text:p>0.0236860279</text:p>
          </table:table-cell>
        </table:table-row>
        <table:table-row table:style-name="ro2">
          <table:table-cell table:number-columns-repeated="8"/>
          <table:table-cell table:formula="of:=SUM([.B83:.G83])" office:value-type="float" office:value="0" calcext:value-type="float">
            <text:p>0</text:p>
          </table:table-cell>
          <table:table-cell table:formula="of:=[.C83]/5 +[.D83]*2/5 +[.E83]*3/5 +[.F83]*4/5+[.G83]*5/5" office:value-type="float" office:value="0" calcext:value-type="float">
            <text:p>0</text:p>
          </table:table-cell>
          <table:table-cell table:formula="of:=1+[.J83]" office:value-type="float" office:value="1" calcext:value-type="float">
            <text:p>1</text:p>
          </table:table-cell>
          <table:table-cell table:formula="of:=1+[.I83]-[.J83]" office:value-type="float" office:value="1" calcext:value-type="float">
            <text:p>1</text:p>
          </table:table-cell>
          <table:table-cell table:formula="of:=[.K83]/([.K83]+[.L83]) - 1.65*SQRT(([.K83]*[.L83])/(([.K83]+[.L83])*([.K83]+[.L83]) *([.K83]+[.L83]+1)))" office:value-type="float" office:value="0.0236860279185588" calcext:value-type="float">
            <text:p>0.0236860279</text:p>
          </table:table-cell>
        </table:table-row>
        <table:table-row table:style-name="ro2">
          <table:table-cell table:number-columns-repeated="8"/>
          <table:table-cell table:formula="of:=SUM([.B84:.G84])" office:value-type="float" office:value="0" calcext:value-type="float">
            <text:p>0</text:p>
          </table:table-cell>
          <table:table-cell table:formula="of:=[.C84]/5 +[.D84]*2/5 +[.E84]*3/5 +[.F84]*4/5+[.G84]*5/5" office:value-type="float" office:value="0" calcext:value-type="float">
            <text:p>0</text:p>
          </table:table-cell>
          <table:table-cell table:formula="of:=1+[.J84]" office:value-type="float" office:value="1" calcext:value-type="float">
            <text:p>1</text:p>
          </table:table-cell>
          <table:table-cell table:formula="of:=1+[.I84]-[.J84]" office:value-type="float" office:value="1" calcext:value-type="float">
            <text:p>1</text:p>
          </table:table-cell>
          <table:table-cell table:formula="of:=[.K84]/([.K84]+[.L84]) - 1.65*SQRT(([.K84]*[.L84])/(([.K84]+[.L84])*([.K84]+[.L84]) *([.K84]+[.L84]+1)))" office:value-type="float" office:value="0.0236860279185588" calcext:value-type="float">
            <text:p>0.0236860279</text:p>
          </table:table-cell>
        </table:table-row>
        <table:table-row table:style-name="ro2">
          <table:table-cell table:number-columns-repeated="8"/>
          <table:table-cell table:formula="of:=SUM([.B85:.G85])" office:value-type="float" office:value="0" calcext:value-type="float">
            <text:p>0</text:p>
          </table:table-cell>
          <table:table-cell table:formula="of:=[.C85]/5 +[.D85]*2/5 +[.E85]*3/5 +[.F85]*4/5+[.G85]*5/5" office:value-type="float" office:value="0" calcext:value-type="float">
            <text:p>0</text:p>
          </table:table-cell>
          <table:table-cell table:formula="of:=1+[.J85]" office:value-type="float" office:value="1" calcext:value-type="float">
            <text:p>1</text:p>
          </table:table-cell>
          <table:table-cell table:formula="of:=1+[.I85]-[.J85]" office:value-type="float" office:value="1" calcext:value-type="float">
            <text:p>1</text:p>
          </table:table-cell>
          <table:table-cell table:formula="of:=[.K85]/([.K85]+[.L85]) - 1.65*SQRT(([.K85]*[.L85])/(([.K85]+[.L85])*([.K85]+[.L85]) *([.K85]+[.L85]+1)))" office:value-type="float" office:value="0.0236860279185588" calcext:value-type="float">
            <text:p>0.0236860279</text:p>
          </table:table-cell>
        </table:table-row>
        <table:table-row table:style-name="ro2">
          <table:table-cell table:number-columns-repeated="8"/>
          <table:table-cell table:formula="of:=SUM([.B86:.G86])" office:value-type="float" office:value="0" calcext:value-type="float">
            <text:p>0</text:p>
          </table:table-cell>
          <table:table-cell table:formula="of:=[.C86]/5 +[.D86]*2/5 +[.E86]*3/5 +[.F86]*4/5+[.G86]*5/5" office:value-type="float" office:value="0" calcext:value-type="float">
            <text:p>0</text:p>
          </table:table-cell>
          <table:table-cell table:formula="of:=1+[.J86]" office:value-type="float" office:value="1" calcext:value-type="float">
            <text:p>1</text:p>
          </table:table-cell>
          <table:table-cell table:formula="of:=1+[.I86]-[.J86]" office:value-type="float" office:value="1" calcext:value-type="float">
            <text:p>1</text:p>
          </table:table-cell>
          <table:table-cell table:formula="of:=[.K86]/([.K86]+[.L86]) - 1.65*SQRT(([.K86]*[.L86])/(([.K86]+[.L86])*([.K86]+[.L86]) *([.K86]+[.L86]+1)))" office:value-type="float" office:value="0.0236860279185588" calcext:value-type="float">
            <text:p>0.0236860279</text:p>
          </table:table-cell>
        </table:table-row>
        <table:table-row table:style-name="ro2">
          <table:table-cell table:number-columns-repeated="8"/>
          <table:table-cell table:formula="of:=SUM([.B87:.G87])" office:value-type="float" office:value="0" calcext:value-type="float">
            <text:p>0</text:p>
          </table:table-cell>
          <table:table-cell table:formula="of:=[.C87]/5 +[.D87]*2/5 +[.E87]*3/5 +[.F87]*4/5+[.G87]*5/5" office:value-type="float" office:value="0" calcext:value-type="float">
            <text:p>0</text:p>
          </table:table-cell>
          <table:table-cell table:formula="of:=1+[.J87]" office:value-type="float" office:value="1" calcext:value-type="float">
            <text:p>1</text:p>
          </table:table-cell>
          <table:table-cell table:formula="of:=1+[.I87]-[.J87]" office:value-type="float" office:value="1" calcext:value-type="float">
            <text:p>1</text:p>
          </table:table-cell>
          <table:table-cell table:formula="of:=[.K87]/([.K87]+[.L87]) - 1.65*SQRT(([.K87]*[.L87])/(([.K87]+[.L87])*([.K87]+[.L87]) *([.K87]+[.L87]+1)))" office:value-type="float" office:value="0.0236860279185588" calcext:value-type="float">
            <text:p>0.0236860279</text:p>
          </table:table-cell>
        </table:table-row>
        <table:table-row table:style-name="ro2">
          <table:table-cell table:number-columns-repeated="8"/>
          <table:table-cell table:formula="of:=SUM([.B88:.G88])" office:value-type="float" office:value="0" calcext:value-type="float">
            <text:p>0</text:p>
          </table:table-cell>
          <table:table-cell table:formula="of:=[.C88]/5 +[.D88]*2/5 +[.E88]*3/5 +[.F88]*4/5+[.G88]*5/5" office:value-type="float" office:value="0" calcext:value-type="float">
            <text:p>0</text:p>
          </table:table-cell>
          <table:table-cell table:formula="of:=1+[.J88]" office:value-type="float" office:value="1" calcext:value-type="float">
            <text:p>1</text:p>
          </table:table-cell>
          <table:table-cell table:formula="of:=1+[.I88]-[.J88]" office:value-type="float" office:value="1" calcext:value-type="float">
            <text:p>1</text:p>
          </table:table-cell>
          <table:table-cell table:formula="of:=[.K88]/([.K88]+[.L88]) - 1.65*SQRT(([.K88]*[.L88])/(([.K88]+[.L88])*([.K88]+[.L88]) *([.K88]+[.L88]+1)))" office:value-type="float" office:value="0.0236860279185588" calcext:value-type="float">
            <text:p>0.0236860279</text:p>
          </table:table-cell>
        </table:table-row>
        <table:table-row table:style-name="ro2">
          <table:table-cell table:number-columns-repeated="8"/>
          <table:table-cell table:formula="of:=SUM([.B89:.G89])" office:value-type="float" office:value="0" calcext:value-type="float">
            <text:p>0</text:p>
          </table:table-cell>
          <table:table-cell table:formula="of:=[.C89]/5 +[.D89]*2/5 +[.E89]*3/5 +[.F89]*4/5+[.G89]*5/5" office:value-type="float" office:value="0" calcext:value-type="float">
            <text:p>0</text:p>
          </table:table-cell>
          <table:table-cell table:formula="of:=1+[.J89]" office:value-type="float" office:value="1" calcext:value-type="float">
            <text:p>1</text:p>
          </table:table-cell>
          <table:table-cell table:formula="of:=1+[.I89]-[.J89]" office:value-type="float" office:value="1" calcext:value-type="float">
            <text:p>1</text:p>
          </table:table-cell>
          <table:table-cell table:formula="of:=[.K89]/([.K89]+[.L89]) - 1.65*SQRT(([.K89]*[.L89])/(([.K89]+[.L89])*([.K89]+[.L89]) *([.K89]+[.L89]+1)))" office:value-type="float" office:value="0.0236860279185588" calcext:value-type="float">
            <text:p>0.0236860279</text:p>
          </table:table-cell>
        </table:table-row>
        <table:table-row table:style-name="ro2">
          <table:table-cell table:number-columns-repeated="8"/>
          <table:table-cell table:formula="of:=SUM([.B90:.G90])" office:value-type="float" office:value="0" calcext:value-type="float">
            <text:p>0</text:p>
          </table:table-cell>
          <table:table-cell table:formula="of:=[.C90]/5 +[.D90]*2/5 +[.E90]*3/5 +[.F90]*4/5+[.G90]*5/5" office:value-type="float" office:value="0" calcext:value-type="float">
            <text:p>0</text:p>
          </table:table-cell>
          <table:table-cell table:formula="of:=1+[.J90]" office:value-type="float" office:value="1" calcext:value-type="float">
            <text:p>1</text:p>
          </table:table-cell>
          <table:table-cell table:formula="of:=1+[.I90]-[.J90]" office:value-type="float" office:value="1" calcext:value-type="float">
            <text:p>1</text:p>
          </table:table-cell>
          <table:table-cell table:formula="of:=[.K90]/([.K90]+[.L90]) - 1.65*SQRT(([.K90]*[.L90])/(([.K90]+[.L90])*([.K90]+[.L90]) *([.K90]+[.L90]+1)))" office:value-type="float" office:value="0.0236860279185588" calcext:value-type="float">
            <text:p>0.0236860279</text:p>
          </table:table-cell>
        </table:table-row>
        <table:table-row table:style-name="ro2">
          <table:table-cell table:number-columns-repeated="8"/>
          <table:table-cell table:formula="of:=SUM([.B91:.G91])" office:value-type="float" office:value="0" calcext:value-type="float">
            <text:p>0</text:p>
          </table:table-cell>
          <table:table-cell table:formula="of:=[.C91]/5 +[.D91]*2/5 +[.E91]*3/5 +[.F91]*4/5+[.G91]*5/5" office:value-type="float" office:value="0" calcext:value-type="float">
            <text:p>0</text:p>
          </table:table-cell>
          <table:table-cell table:formula="of:=1+[.J91]" office:value-type="float" office:value="1" calcext:value-type="float">
            <text:p>1</text:p>
          </table:table-cell>
          <table:table-cell table:formula="of:=1+[.I91]-[.J91]" office:value-type="float" office:value="1" calcext:value-type="float">
            <text:p>1</text:p>
          </table:table-cell>
          <table:table-cell table:formula="of:=[.K91]/([.K91]+[.L91]) - 1.65*SQRT(([.K91]*[.L91])/(([.K91]+[.L91])*([.K91]+[.L91]) *([.K91]+[.L91]+1)))" office:value-type="float" office:value="0.0236860279185588" calcext:value-type="float">
            <text:p>0.0236860279</text:p>
          </table:table-cell>
        </table:table-row>
        <table:table-row table:style-name="ro2">
          <table:table-cell table:number-columns-repeated="8"/>
          <table:table-cell table:formula="of:=SUM([.B92:.G92])" office:value-type="float" office:value="0" calcext:value-type="float">
            <text:p>0</text:p>
          </table:table-cell>
          <table:table-cell table:formula="of:=[.C92]/5 +[.D92]*2/5 +[.E92]*3/5 +[.F92]*4/5+[.G92]*5/5" office:value-type="float" office:value="0" calcext:value-type="float">
            <text:p>0</text:p>
          </table:table-cell>
          <table:table-cell table:formula="of:=1+[.J92]" office:value-type="float" office:value="1" calcext:value-type="float">
            <text:p>1</text:p>
          </table:table-cell>
          <table:table-cell table:formula="of:=1+[.I92]-[.J92]" office:value-type="float" office:value="1" calcext:value-type="float">
            <text:p>1</text:p>
          </table:table-cell>
          <table:table-cell table:formula="of:=[.K92]/([.K92]+[.L92]) - 1.65*SQRT(([.K92]*[.L92])/(([.K92]+[.L92])*([.K92]+[.L92]) *([.K92]+[.L92]+1)))" office:value-type="float" office:value="0.0236860279185588" calcext:value-type="float">
            <text:p>0.0236860279</text:p>
          </table:table-cell>
        </table:table-row>
        <table:table-row table:style-name="ro2">
          <table:table-cell table:number-columns-repeated="8"/>
          <table:table-cell table:formula="of:=SUM([.B93:.G93])" office:value-type="float" office:value="0" calcext:value-type="float">
            <text:p>0</text:p>
          </table:table-cell>
          <table:table-cell table:formula="of:=[.C93]/5 +[.D93]*2/5 +[.E93]*3/5 +[.F93]*4/5+[.G93]*5/5" office:value-type="float" office:value="0" calcext:value-type="float">
            <text:p>0</text:p>
          </table:table-cell>
          <table:table-cell table:formula="of:=1+[.J93]" office:value-type="float" office:value="1" calcext:value-type="float">
            <text:p>1</text:p>
          </table:table-cell>
          <table:table-cell table:formula="of:=1+[.I93]-[.J93]" office:value-type="float" office:value="1" calcext:value-type="float">
            <text:p>1</text:p>
          </table:table-cell>
          <table:table-cell table:formula="of:=[.K93]/([.K93]+[.L93]) - 1.65*SQRT(([.K93]*[.L93])/(([.K93]+[.L93])*([.K93]+[.L93]) *([.K93]+[.L93]+1)))" office:value-type="float" office:value="0.0236860279185588" calcext:value-type="float">
            <text:p>0.0236860279</text:p>
          </table:table-cell>
        </table:table-row>
        <table:table-row table:style-name="ro2">
          <table:table-cell table:number-columns-repeated="8"/>
          <table:table-cell table:formula="of:=SUM([.B94:.G94])" office:value-type="float" office:value="0" calcext:value-type="float">
            <text:p>0</text:p>
          </table:table-cell>
          <table:table-cell table:formula="of:=[.C94]/5 +[.D94]*2/5 +[.E94]*3/5 +[.F94]*4/5+[.G94]*5/5" office:value-type="float" office:value="0" calcext:value-type="float">
            <text:p>0</text:p>
          </table:table-cell>
          <table:table-cell table:formula="of:=1+[.J94]" office:value-type="float" office:value="1" calcext:value-type="float">
            <text:p>1</text:p>
          </table:table-cell>
          <table:table-cell table:formula="of:=1+[.I94]-[.J94]" office:value-type="float" office:value="1" calcext:value-type="float">
            <text:p>1</text:p>
          </table:table-cell>
          <table:table-cell table:formula="of:=[.K94]/([.K94]+[.L94]) - 1.65*SQRT(([.K94]*[.L94])/(([.K94]+[.L94])*([.K94]+[.L94]) *([.K94]+[.L94]+1)))" office:value-type="float" office:value="0.0236860279185588" calcext:value-type="float">
            <text:p>0.0236860279</text:p>
          </table:table-cell>
        </table:table-row>
        <table:table-row table:style-name="ro2">
          <table:table-cell table:number-columns-repeated="8"/>
          <table:table-cell table:formula="of:=SUM([.B95:.G95])" office:value-type="float" office:value="0" calcext:value-type="float">
            <text:p>0</text:p>
          </table:table-cell>
          <table:table-cell table:formula="of:=[.C95]/5 +[.D95]*2/5 +[.E95]*3/5 +[.F95]*4/5+[.G95]*5/5" office:value-type="float" office:value="0" calcext:value-type="float">
            <text:p>0</text:p>
          </table:table-cell>
          <table:table-cell table:formula="of:=1+[.J95]" office:value-type="float" office:value="1" calcext:value-type="float">
            <text:p>1</text:p>
          </table:table-cell>
          <table:table-cell table:formula="of:=1+[.I95]-[.J95]" office:value-type="float" office:value="1" calcext:value-type="float">
            <text:p>1</text:p>
          </table:table-cell>
          <table:table-cell table:formula="of:=[.K95]/([.K95]+[.L95]) - 1.65*SQRT(([.K95]*[.L95])/(([.K95]+[.L95])*([.K95]+[.L95]) *([.K95]+[.L95]+1)))" office:value-type="float" office:value="0.0236860279185588" calcext:value-type="float">
            <text:p>0.0236860279</text:p>
          </table:table-cell>
        </table:table-row>
        <table:table-row table:style-name="ro2">
          <table:table-cell table:number-columns-repeated="8"/>
          <table:table-cell table:formula="of:=SUM([.B96:.G96])" office:value-type="float" office:value="0" calcext:value-type="float">
            <text:p>0</text:p>
          </table:table-cell>
          <table:table-cell table:formula="of:=[.C96]/5 +[.D96]*2/5 +[.E96]*3/5 +[.F96]*4/5+[.G96]*5/5" office:value-type="float" office:value="0" calcext:value-type="float">
            <text:p>0</text:p>
          </table:table-cell>
          <table:table-cell table:formula="of:=1+[.J96]" office:value-type="float" office:value="1" calcext:value-type="float">
            <text:p>1</text:p>
          </table:table-cell>
          <table:table-cell table:formula="of:=1+[.I96]-[.J96]" office:value-type="float" office:value="1" calcext:value-type="float">
            <text:p>1</text:p>
          </table:table-cell>
          <table:table-cell table:formula="of:=[.K96]/([.K96]+[.L96]) - 1.65*SQRT(([.K96]*[.L96])/(([.K96]+[.L96])*([.K96]+[.L96]) *([.K96]+[.L96]+1)))" office:value-type="float" office:value="0.0236860279185588" calcext:value-type="float">
            <text:p>0.0236860279</text:p>
          </table:table-cell>
        </table:table-row>
        <table:table-row table:style-name="ro2">
          <table:table-cell table:number-columns-repeated="8"/>
          <table:table-cell table:formula="of:=SUM([.B97:.G97])" office:value-type="float" office:value="0" calcext:value-type="float">
            <text:p>0</text:p>
          </table:table-cell>
          <table:table-cell table:formula="of:=[.C97]/5 +[.D97]*2/5 +[.E97]*3/5 +[.F97]*4/5+[.G97]*5/5" office:value-type="float" office:value="0" calcext:value-type="float">
            <text:p>0</text:p>
          </table:table-cell>
          <table:table-cell table:formula="of:=1+[.J97]" office:value-type="float" office:value="1" calcext:value-type="float">
            <text:p>1</text:p>
          </table:table-cell>
          <table:table-cell table:formula="of:=1+[.I97]-[.J97]" office:value-type="float" office:value="1" calcext:value-type="float">
            <text:p>1</text:p>
          </table:table-cell>
          <table:table-cell table:formula="of:=[.K97]/([.K97]+[.L97]) - 1.65*SQRT(([.K97]*[.L97])/(([.K97]+[.L97])*([.K97]+[.L97]) *([.K97]+[.L97]+1)))" office:value-type="float" office:value="0.0236860279185588" calcext:value-type="float">
            <text:p>0.0236860279</text:p>
          </table:table-cell>
        </table:table-row>
        <table:table-row table:style-name="ro2">
          <table:table-cell table:number-columns-repeated="8"/>
          <table:table-cell table:formula="of:=SUM([.B98:.G98])" office:value-type="float" office:value="0" calcext:value-type="float">
            <text:p>0</text:p>
          </table:table-cell>
          <table:table-cell table:formula="of:=[.C98]/5 +[.D98]*2/5 +[.E98]*3/5 +[.F98]*4/5+[.G98]*5/5" office:value-type="float" office:value="0" calcext:value-type="float">
            <text:p>0</text:p>
          </table:table-cell>
          <table:table-cell table:formula="of:=1+[.J98]" office:value-type="float" office:value="1" calcext:value-type="float">
            <text:p>1</text:p>
          </table:table-cell>
          <table:table-cell table:formula="of:=1+[.I98]-[.J98]" office:value-type="float" office:value="1" calcext:value-type="float">
            <text:p>1</text:p>
          </table:table-cell>
          <table:table-cell table:formula="of:=[.K98]/([.K98]+[.L98]) - 1.65*SQRT(([.K98]*[.L98])/(([.K98]+[.L98])*([.K98]+[.L98]) *([.K98]+[.L98]+1)))" office:value-type="float" office:value="0.0236860279185588" calcext:value-type="float">
            <text:p>0.0236860279</text:p>
          </table:table-cell>
        </table:table-row>
        <table:table-row table:style-name="ro2">
          <table:table-cell table:number-columns-repeated="8"/>
          <table:table-cell table:formula="of:=SUM([.B99:.G99])" office:value-type="float" office:value="0" calcext:value-type="float">
            <text:p>0</text:p>
          </table:table-cell>
          <table:table-cell table:formula="of:=[.C99]/5 +[.D99]*2/5 +[.E99]*3/5 +[.F99]*4/5+[.G99]*5/5" office:value-type="float" office:value="0" calcext:value-type="float">
            <text:p>0</text:p>
          </table:table-cell>
          <table:table-cell table:formula="of:=1+[.J99]" office:value-type="float" office:value="1" calcext:value-type="float">
            <text:p>1</text:p>
          </table:table-cell>
          <table:table-cell table:formula="of:=1+[.I99]-[.J99]" office:value-type="float" office:value="1" calcext:value-type="float">
            <text:p>1</text:p>
          </table:table-cell>
          <table:table-cell table:formula="of:=[.K99]/([.K99]+[.L99]) - 1.65*SQRT(([.K99]*[.L99])/(([.K99]+[.L99])*([.K99]+[.L99]) *([.K99]+[.L99]+1)))" office:value-type="float" office:value="0.0236860279185588" calcext:value-type="float">
            <text:p>0.0236860279</text:p>
          </table:table-cell>
        </table:table-row>
        <table:table-row table:style-name="ro2">
          <table:table-cell table:number-columns-repeated="8"/>
          <table:table-cell table:formula="of:=SUM([.B100:.G100])" office:value-type="float" office:value="0" calcext:value-type="float">
            <text:p>0</text:p>
          </table:table-cell>
          <table:table-cell table:formula="of:=[.C100]/5 +[.D100]*2/5 +[.E100]*3/5 +[.F100]*4/5+[.G100]*5/5" office:value-type="float" office:value="0" calcext:value-type="float">
            <text:p>0</text:p>
          </table:table-cell>
          <table:table-cell table:formula="of:=1+[.J100]" office:value-type="float" office:value="1" calcext:value-type="float">
            <text:p>1</text:p>
          </table:table-cell>
          <table:table-cell table:formula="of:=1+[.I100]-[.J100]" office:value-type="float" office:value="1" calcext:value-type="float">
            <text:p>1</text:p>
          </table:table-cell>
          <table:table-cell table:formula="of:=[.K100]/([.K100]+[.L100]) - 1.65*SQRT(([.K100]*[.L100])/(([.K100]+[.L100])*([.K100]+[.L100]) *([.K100]+[.L100]+1)))" office:value-type="float" office:value="0.0236860279185588" calcext:value-type="float">
            <text:p>0.0236860279</text:p>
          </table:table-cell>
        </table:table-row>
        <table:table-row table:style-name="ro2">
          <table:table-cell table:number-columns-repeated="8"/>
          <table:table-cell table:formula="of:=SUM([.B101:.G101])" office:value-type="float" office:value="0" calcext:value-type="float">
            <text:p>0</text:p>
          </table:table-cell>
          <table:table-cell table:formula="of:=[.C101]/5 +[.D101]*2/5 +[.E101]*3/5 +[.F101]*4/5+[.G101]*5/5" office:value-type="float" office:value="0" calcext:value-type="float">
            <text:p>0</text:p>
          </table:table-cell>
          <table:table-cell table:formula="of:=1+[.J101]" office:value-type="float" office:value="1" calcext:value-type="float">
            <text:p>1</text:p>
          </table:table-cell>
          <table:table-cell table:formula="of:=1+[.I101]-[.J101]" office:value-type="float" office:value="1" calcext:value-type="float">
            <text:p>1</text:p>
          </table:table-cell>
          <table:table-cell table:formula="of:=[.K101]/([.K101]+[.L101]) - 1.65*SQRT(([.K101]*[.L101])/(([.K101]+[.L101])*([.K101]+[.L101]) *([.K101]+[.L101]+1)))" office:value-type="float" office:value="0.0236860279185588" calcext:value-type="float">
            <text:p>0.0236860279</text:p>
          </table:table-cell>
        </table:table-row>
        <table:table-row table:style-name="ro2">
          <table:table-cell table:number-columns-repeated="8"/>
          <table:table-cell table:formula="of:=SUM([.B102:.G102])" office:value-type="float" office:value="0" calcext:value-type="float">
            <text:p>0</text:p>
          </table:table-cell>
          <table:table-cell table:formula="of:=[.C102]/5 +[.D102]*2/5 +[.E102]*3/5 +[.F102]*4/5+[.G102]*5/5" office:value-type="float" office:value="0" calcext:value-type="float">
            <text:p>0</text:p>
          </table:table-cell>
          <table:table-cell table:formula="of:=1+[.J102]" office:value-type="float" office:value="1" calcext:value-type="float">
            <text:p>1</text:p>
          </table:table-cell>
          <table:table-cell table:formula="of:=1+[.I102]-[.J102]" office:value-type="float" office:value="1" calcext:value-type="float">
            <text:p>1</text:p>
          </table:table-cell>
          <table:table-cell table:formula="of:=[.K102]/([.K102]+[.L102]) - 1.65*SQRT(([.K102]*[.L102])/(([.K102]+[.L102])*([.K102]+[.L102]) *([.K102]+[.L102]+1)))" office:value-type="float" office:value="0.0236860279185588" calcext:value-type="float">
            <text:p>0.0236860279</text:p>
          </table:table-cell>
        </table:table-row>
        <table:table-row table:style-name="ro2">
          <table:table-cell table:number-columns-repeated="8"/>
          <table:table-cell table:formula="of:=SUM([.B103:.G103])" office:value-type="float" office:value="0" calcext:value-type="float">
            <text:p>0</text:p>
          </table:table-cell>
          <table:table-cell table:formula="of:=[.C103]/5 +[.D103]*2/5 +[.E103]*3/5 +[.F103]*4/5+[.G103]*5/5" office:value-type="float" office:value="0" calcext:value-type="float">
            <text:p>0</text:p>
          </table:table-cell>
          <table:table-cell table:formula="of:=1+[.J103]" office:value-type="float" office:value="1" calcext:value-type="float">
            <text:p>1</text:p>
          </table:table-cell>
          <table:table-cell table:formula="of:=1+[.I103]-[.J103]" office:value-type="float" office:value="1" calcext:value-type="float">
            <text:p>1</text:p>
          </table:table-cell>
          <table:table-cell table:formula="of:=[.K103]/([.K103]+[.L103]) - 1.65*SQRT(([.K103]*[.L103])/(([.K103]+[.L103])*([.K103]+[.L103]) *([.K103]+[.L103]+1)))" office:value-type="float" office:value="0.0236860279185588" calcext:value-type="float">
            <text:p>0.0236860279</text:p>
          </table:table-cell>
        </table:table-row>
        <table:table-row table:style-name="ro2">
          <table:table-cell table:number-columns-repeated="8"/>
          <table:table-cell table:formula="of:=SUM([.B104:.G104])" office:value-type="float" office:value="0" calcext:value-type="float">
            <text:p>0</text:p>
          </table:table-cell>
          <table:table-cell table:formula="of:=[.C104]/5 +[.D104]*2/5 +[.E104]*3/5 +[.F104]*4/5+[.G104]*5/5" office:value-type="float" office:value="0" calcext:value-type="float">
            <text:p>0</text:p>
          </table:table-cell>
          <table:table-cell table:formula="of:=1+[.J104]" office:value-type="float" office:value="1" calcext:value-type="float">
            <text:p>1</text:p>
          </table:table-cell>
          <table:table-cell table:formula="of:=1+[.I104]-[.J104]" office:value-type="float" office:value="1" calcext:value-type="float">
            <text:p>1</text:p>
          </table:table-cell>
          <table:table-cell table:formula="of:=[.K104]/([.K104]+[.L104]) - 1.65*SQRT(([.K104]*[.L104])/(([.K104]+[.L104])*([.K104]+[.L104]) *([.K104]+[.L104]+1)))" office:value-type="float" office:value="0.0236860279185588" calcext:value-type="float">
            <text:p>0.0236860279</text:p>
          </table:table-cell>
        </table:table-row>
        <table:table-row table:style-name="ro2">
          <table:table-cell table:number-columns-repeated="8"/>
          <table:table-cell table:formula="of:=SUM([.B105:.G105])" office:value-type="float" office:value="0" calcext:value-type="float">
            <text:p>0</text:p>
          </table:table-cell>
          <table:table-cell table:formula="of:=[.C105]/5 +[.D105]*2/5 +[.E105]*3/5 +[.F105]*4/5+[.G105]*5/5" office:value-type="float" office:value="0" calcext:value-type="float">
            <text:p>0</text:p>
          </table:table-cell>
          <table:table-cell table:formula="of:=1+[.J105]" office:value-type="float" office:value="1" calcext:value-type="float">
            <text:p>1</text:p>
          </table:table-cell>
          <table:table-cell table:formula="of:=1+[.I105]-[.J105]" office:value-type="float" office:value="1" calcext:value-type="float">
            <text:p>1</text:p>
          </table:table-cell>
          <table:table-cell table:formula="of:=[.K105]/([.K105]+[.L105]) - 1.65*SQRT(([.K105]*[.L105])/(([.K105]+[.L105])*([.K105]+[.L105]) *([.K105]+[.L105]+1)))" office:value-type="float" office:value="0.0236860279185588" calcext:value-type="float">
            <text:p>0.0236860279</text:p>
          </table:table-cell>
        </table:table-row>
        <table:table-row table:style-name="ro2">
          <table:table-cell table:number-columns-repeated="8"/>
          <table:table-cell table:formula="of:=SUM([.B106:.G106])" office:value-type="float" office:value="0" calcext:value-type="float">
            <text:p>0</text:p>
          </table:table-cell>
          <table:table-cell table:formula="of:=[.C106]/5 +[.D106]*2/5 +[.E106]*3/5 +[.F106]*4/5+[.G106]*5/5" office:value-type="float" office:value="0" calcext:value-type="float">
            <text:p>0</text:p>
          </table:table-cell>
          <table:table-cell table:formula="of:=1+[.J106]" office:value-type="float" office:value="1" calcext:value-type="float">
            <text:p>1</text:p>
          </table:table-cell>
          <table:table-cell table:formula="of:=1+[.I106]-[.J106]" office:value-type="float" office:value="1" calcext:value-type="float">
            <text:p>1</text:p>
          </table:table-cell>
          <table:table-cell table:formula="of:=[.K106]/([.K106]+[.L106]) - 1.65*SQRT(([.K106]*[.L106])/(([.K106]+[.L106])*([.K106]+[.L106]) *([.K106]+[.L106]+1)))" office:value-type="float" office:value="0.0236860279185588" calcext:value-type="float">
            <text:p>0.0236860279</text:p>
          </table:table-cell>
        </table:table-row>
        <table:table-row table:style-name="ro2">
          <table:table-cell table:number-columns-repeated="8"/>
          <table:table-cell table:formula="of:=SUM([.B107:.G107])" office:value-type="float" office:value="0" calcext:value-type="float">
            <text:p>0</text:p>
          </table:table-cell>
          <table:table-cell table:formula="of:=[.C107]/5 +[.D107]*2/5 +[.E107]*3/5 +[.F107]*4/5+[.G107]*5/5" office:value-type="float" office:value="0" calcext:value-type="float">
            <text:p>0</text:p>
          </table:table-cell>
          <table:table-cell table:formula="of:=1+[.J107]" office:value-type="float" office:value="1" calcext:value-type="float">
            <text:p>1</text:p>
          </table:table-cell>
          <table:table-cell table:formula="of:=1+[.I107]-[.J107]" office:value-type="float" office:value="1" calcext:value-type="float">
            <text:p>1</text:p>
          </table:table-cell>
          <table:table-cell table:formula="of:=[.K107]/([.K107]+[.L107]) - 1.65*SQRT(([.K107]*[.L107])/(([.K107]+[.L107])*([.K107]+[.L107]) *([.K107]+[.L107]+1)))" office:value-type="float" office:value="0.0236860279185588" calcext:value-type="float">
            <text:p>0.0236860279</text:p>
          </table:table-cell>
        </table:table-row>
        <table:table-row table:style-name="ro2">
          <table:table-cell table:number-columns-repeated="8"/>
          <table:table-cell table:formula="of:=SUM([.B108:.G108])" office:value-type="float" office:value="0" calcext:value-type="float">
            <text:p>0</text:p>
          </table:table-cell>
          <table:table-cell table:formula="of:=[.C108]/5 +[.D108]*2/5 +[.E108]*3/5 +[.F108]*4/5+[.G108]*5/5" office:value-type="float" office:value="0" calcext:value-type="float">
            <text:p>0</text:p>
          </table:table-cell>
          <table:table-cell table:formula="of:=1+[.J108]" office:value-type="float" office:value="1" calcext:value-type="float">
            <text:p>1</text:p>
          </table:table-cell>
          <table:table-cell table:formula="of:=1+[.I108]-[.J108]" office:value-type="float" office:value="1" calcext:value-type="float">
            <text:p>1</text:p>
          </table:table-cell>
          <table:table-cell table:formula="of:=[.K108]/([.K108]+[.L108]) - 1.65*SQRT(([.K108]*[.L108])/(([.K108]+[.L108])*([.K108]+[.L108]) *([.K108]+[.L108]+1)))" office:value-type="float" office:value="0.0236860279185588" calcext:value-type="float">
            <text:p>0.0236860279</text:p>
          </table:table-cell>
        </table:table-row>
        <table:table-row table:style-name="ro2">
          <table:table-cell table:number-columns-repeated="8"/>
          <table:table-cell table:formula="of:=SUM([.B109:.G109])" office:value-type="float" office:value="0" calcext:value-type="float">
            <text:p>0</text:p>
          </table:table-cell>
          <table:table-cell table:formula="of:=[.C109]/5 +[.D109]*2/5 +[.E109]*3/5 +[.F109]*4/5+[.G109]*5/5" office:value-type="float" office:value="0" calcext:value-type="float">
            <text:p>0</text:p>
          </table:table-cell>
          <table:table-cell table:formula="of:=1+[.J109]" office:value-type="float" office:value="1" calcext:value-type="float">
            <text:p>1</text:p>
          </table:table-cell>
          <table:table-cell table:formula="of:=1+[.I109]-[.J109]" office:value-type="float" office:value="1" calcext:value-type="float">
            <text:p>1</text:p>
          </table:table-cell>
          <table:table-cell table:formula="of:=[.K109]/([.K109]+[.L109]) - 1.65*SQRT(([.K109]*[.L109])/(([.K109]+[.L109])*([.K109]+[.L109]) *([.K109]+[.L109]+1)))" office:value-type="float" office:value="0.0236860279185588" calcext:value-type="float">
            <text:p>0.0236860279</text:p>
          </table:table-cell>
        </table:table-row>
        <table:table-row table:style-name="ro2">
          <table:table-cell table:number-columns-repeated="8"/>
          <table:table-cell table:formula="of:=SUM([.B110:.G110])" office:value-type="float" office:value="0" calcext:value-type="float">
            <text:p>0</text:p>
          </table:table-cell>
          <table:table-cell table:formula="of:=[.C110]/5 +[.D110]*2/5 +[.E110]*3/5 +[.F110]*4/5+[.G110]*5/5" office:value-type="float" office:value="0" calcext:value-type="float">
            <text:p>0</text:p>
          </table:table-cell>
          <table:table-cell table:formula="of:=1+[.J110]" office:value-type="float" office:value="1" calcext:value-type="float">
            <text:p>1</text:p>
          </table:table-cell>
          <table:table-cell table:formula="of:=1+[.I110]-[.J110]" office:value-type="float" office:value="1" calcext:value-type="float">
            <text:p>1</text:p>
          </table:table-cell>
          <table:table-cell table:formula="of:=[.K110]/([.K110]+[.L110]) - 1.65*SQRT(([.K110]*[.L110])/(([.K110]+[.L110])*([.K110]+[.L110]) *([.K110]+[.L110]+1)))" office:value-type="float" office:value="0.0236860279185588" calcext:value-type="float">
            <text:p>0.0236860279</text:p>
          </table:table-cell>
        </table:table-row>
        <table:table-row table:style-name="ro2">
          <table:table-cell table:number-columns-repeated="8"/>
          <table:table-cell table:formula="of:=SUM([.B111:.G111])" office:value-type="float" office:value="0" calcext:value-type="float">
            <text:p>0</text:p>
          </table:table-cell>
          <table:table-cell table:formula="of:=[.C111]/5 +[.D111]*2/5 +[.E111]*3/5 +[.F111]*4/5+[.G111]*5/5" office:value-type="float" office:value="0" calcext:value-type="float">
            <text:p>0</text:p>
          </table:table-cell>
          <table:table-cell table:formula="of:=1+[.J111]" office:value-type="float" office:value="1" calcext:value-type="float">
            <text:p>1</text:p>
          </table:table-cell>
          <table:table-cell table:formula="of:=1+[.I111]-[.J111]" office:value-type="float" office:value="1" calcext:value-type="float">
            <text:p>1</text:p>
          </table:table-cell>
          <table:table-cell table:formula="of:=[.K111]/([.K111]+[.L111]) - 1.65*SQRT(([.K111]*[.L111])/(([.K111]+[.L111])*([.K111]+[.L111]) *([.K111]+[.L111]+1)))" office:value-type="float" office:value="0.0236860279185588" calcext:value-type="float">
            <text:p>0.0236860279</text:p>
          </table:table-cell>
        </table:table-row>
        <table:table-row table:style-name="ro2">
          <table:table-cell table:number-columns-repeated="8"/>
          <table:table-cell table:formula="of:=SUM([.B112:.G112])" office:value-type="float" office:value="0" calcext:value-type="float">
            <text:p>0</text:p>
          </table:table-cell>
          <table:table-cell table:formula="of:=[.C112]/5 +[.D112]*2/5 +[.E112]*3/5 +[.F112]*4/5+[.G112]*5/5" office:value-type="float" office:value="0" calcext:value-type="float">
            <text:p>0</text:p>
          </table:table-cell>
          <table:table-cell table:formula="of:=1+[.J112]" office:value-type="float" office:value="1" calcext:value-type="float">
            <text:p>1</text:p>
          </table:table-cell>
          <table:table-cell table:formula="of:=1+[.I112]-[.J112]" office:value-type="float" office:value="1" calcext:value-type="float">
            <text:p>1</text:p>
          </table:table-cell>
          <table:table-cell table:formula="of:=[.K112]/([.K112]+[.L112]) - 1.65*SQRT(([.K112]*[.L112])/(([.K112]+[.L112])*([.K112]+[.L112]) *([.K112]+[.L112]+1)))" office:value-type="float" office:value="0.0236860279185588" calcext:value-type="float">
            <text:p>0.0236860279</text:p>
          </table:table-cell>
        </table:table-row>
        <table:table-row table:style-name="ro2">
          <table:table-cell table:number-columns-repeated="8"/>
          <table:table-cell table:formula="of:=SUM([.B113:.G113])" office:value-type="float" office:value="0" calcext:value-type="float">
            <text:p>0</text:p>
          </table:table-cell>
          <table:table-cell table:formula="of:=[.C113]/5 +[.D113]*2/5 +[.E113]*3/5 +[.F113]*4/5+[.G113]*5/5" office:value-type="float" office:value="0" calcext:value-type="float">
            <text:p>0</text:p>
          </table:table-cell>
          <table:table-cell table:formula="of:=1+[.J113]" office:value-type="float" office:value="1" calcext:value-type="float">
            <text:p>1</text:p>
          </table:table-cell>
          <table:table-cell table:formula="of:=1+[.I113]-[.J113]" office:value-type="float" office:value="1" calcext:value-type="float">
            <text:p>1</text:p>
          </table:table-cell>
          <table:table-cell table:formula="of:=[.K113]/([.K113]+[.L113]) - 1.65*SQRT(([.K113]*[.L113])/(([.K113]+[.L113])*([.K113]+[.L113]) *([.K113]+[.L113]+1)))" office:value-type="float" office:value="0.0236860279185588" calcext:value-type="float">
            <text:p>0.0236860279</text:p>
          </table:table-cell>
        </table:table-row>
        <table:table-row table:style-name="ro2">
          <table:table-cell table:number-columns-repeated="8"/>
          <table:table-cell table:formula="of:=SUM([.B114:.G114])" office:value-type="float" office:value="0" calcext:value-type="float">
            <text:p>0</text:p>
          </table:table-cell>
          <table:table-cell table:formula="of:=[.C114]/5 +[.D114]*2/5 +[.E114]*3/5 +[.F114]*4/5+[.G114]*5/5" office:value-type="float" office:value="0" calcext:value-type="float">
            <text:p>0</text:p>
          </table:table-cell>
          <table:table-cell table:formula="of:=1+[.J114]" office:value-type="float" office:value="1" calcext:value-type="float">
            <text:p>1</text:p>
          </table:table-cell>
          <table:table-cell table:formula="of:=1+[.I114]-[.J114]" office:value-type="float" office:value="1" calcext:value-type="float">
            <text:p>1</text:p>
          </table:table-cell>
          <table:table-cell table:formula="of:=[.K114]/([.K114]+[.L114]) - 1.65*SQRT(([.K114]*[.L114])/(([.K114]+[.L114])*([.K114]+[.L114]) *([.K114]+[.L114]+1)))" office:value-type="float" office:value="0.0236860279185588" calcext:value-type="float">
            <text:p>0.0236860279</text:p>
          </table:table-cell>
        </table:table-row>
        <table:table-row table:style-name="ro2">
          <table:table-cell table:number-columns-repeated="8"/>
          <table:table-cell table:formula="of:=SUM([.B115:.G115])" office:value-type="float" office:value="0" calcext:value-type="float">
            <text:p>0</text:p>
          </table:table-cell>
          <table:table-cell table:formula="of:=[.C115]/5 +[.D115]*2/5 +[.E115]*3/5 +[.F115]*4/5+[.G115]*5/5" office:value-type="float" office:value="0" calcext:value-type="float">
            <text:p>0</text:p>
          </table:table-cell>
          <table:table-cell table:formula="of:=1+[.J115]" office:value-type="float" office:value="1" calcext:value-type="float">
            <text:p>1</text:p>
          </table:table-cell>
          <table:table-cell table:formula="of:=1+[.I115]-[.J115]" office:value-type="float" office:value="1" calcext:value-type="float">
            <text:p>1</text:p>
          </table:table-cell>
          <table:table-cell table:formula="of:=[.K115]/([.K115]+[.L115]) - 1.65*SQRT(([.K115]*[.L115])/(([.K115]+[.L115])*([.K115]+[.L115]) *([.K115]+[.L115]+1)))" office:value-type="float" office:value="0.0236860279185588" calcext:value-type="float">
            <text:p>0.0236860279</text:p>
          </table:table-cell>
        </table:table-row>
        <table:table-row table:style-name="ro2">
          <table:table-cell table:number-columns-repeated="8"/>
          <table:table-cell table:formula="of:=SUM([.B116:.G116])" office:value-type="float" office:value="0" calcext:value-type="float">
            <text:p>0</text:p>
          </table:table-cell>
          <table:table-cell table:formula="of:=[.C116]/5 +[.D116]*2/5 +[.E116]*3/5 +[.F116]*4/5+[.G116]*5/5" office:value-type="float" office:value="0" calcext:value-type="float">
            <text:p>0</text:p>
          </table:table-cell>
          <table:table-cell table:formula="of:=1+[.J116]" office:value-type="float" office:value="1" calcext:value-type="float">
            <text:p>1</text:p>
          </table:table-cell>
          <table:table-cell table:formula="of:=1+[.I116]-[.J116]" office:value-type="float" office:value="1" calcext:value-type="float">
            <text:p>1</text:p>
          </table:table-cell>
          <table:table-cell table:formula="of:=[.K116]/([.K116]+[.L116]) - 1.65*SQRT(([.K116]*[.L116])/(([.K116]+[.L116])*([.K116]+[.L116]) *([.K116]+[.L116]+1)))" office:value-type="float" office:value="0.0236860279185588" calcext:value-type="float">
            <text:p>0.0236860279</text:p>
          </table:table-cell>
        </table:table-row>
        <table:table-row table:style-name="ro2">
          <table:table-cell table:number-columns-repeated="8"/>
          <table:table-cell table:formula="of:=SUM([.B117:.G117])" office:value-type="float" office:value="0" calcext:value-type="float">
            <text:p>0</text:p>
          </table:table-cell>
          <table:table-cell table:formula="of:=[.C117]/5 +[.D117]*2/5 +[.E117]*3/5 +[.F117]*4/5+[.G117]*5/5" office:value-type="float" office:value="0" calcext:value-type="float">
            <text:p>0</text:p>
          </table:table-cell>
          <table:table-cell table:formula="of:=1+[.J117]" office:value-type="float" office:value="1" calcext:value-type="float">
            <text:p>1</text:p>
          </table:table-cell>
          <table:table-cell table:formula="of:=1+[.I117]-[.J117]" office:value-type="float" office:value="1" calcext:value-type="float">
            <text:p>1</text:p>
          </table:table-cell>
          <table:table-cell table:formula="of:=[.K117]/([.K117]+[.L117]) - 1.65*SQRT(([.K117]*[.L117])/(([.K117]+[.L117])*([.K117]+[.L117]) *([.K117]+[.L117]+1)))" office:value-type="float" office:value="0.0236860279185588" calcext:value-type="float">
            <text:p>0.0236860279</text:p>
          </table:table-cell>
        </table:table-row>
        <table:table-row table:style-name="ro2">
          <table:table-cell table:number-columns-repeated="8"/>
          <table:table-cell table:formula="of:=SUM([.B118:.G118])" office:value-type="float" office:value="0" calcext:value-type="float">
            <text:p>0</text:p>
          </table:table-cell>
          <table:table-cell table:formula="of:=[.C118]/5 +[.D118]*2/5 +[.E118]*3/5 +[.F118]*4/5+[.G118]*5/5" office:value-type="float" office:value="0" calcext:value-type="float">
            <text:p>0</text:p>
          </table:table-cell>
          <table:table-cell table:formula="of:=1+[.J118]" office:value-type="float" office:value="1" calcext:value-type="float">
            <text:p>1</text:p>
          </table:table-cell>
          <table:table-cell table:formula="of:=1+[.I118]-[.J118]" office:value-type="float" office:value="1" calcext:value-type="float">
            <text:p>1</text:p>
          </table:table-cell>
          <table:table-cell table:formula="of:=[.K118]/([.K118]+[.L118]) - 1.65*SQRT(([.K118]*[.L118])/(([.K118]+[.L118])*([.K118]+[.L118]) *([.K118]+[.L118]+1)))" office:value-type="float" office:value="0.0236860279185588" calcext:value-type="float">
            <text:p>0.0236860279</text:p>
          </table:table-cell>
        </table:table-row>
        <table:table-row table:style-name="ro2">
          <table:table-cell table:number-columns-repeated="8"/>
          <table:table-cell table:formula="of:=SUM([.B119:.G119])" office:value-type="float" office:value="0" calcext:value-type="float">
            <text:p>0</text:p>
          </table:table-cell>
          <table:table-cell table:formula="of:=[.C119]/5 +[.D119]*2/5 +[.E119]*3/5 +[.F119]*4/5+[.G119]*5/5" office:value-type="float" office:value="0" calcext:value-type="float">
            <text:p>0</text:p>
          </table:table-cell>
          <table:table-cell table:formula="of:=1+[.J119]" office:value-type="float" office:value="1" calcext:value-type="float">
            <text:p>1</text:p>
          </table:table-cell>
          <table:table-cell table:formula="of:=1+[.I119]-[.J119]" office:value-type="float" office:value="1" calcext:value-type="float">
            <text:p>1</text:p>
          </table:table-cell>
          <table:table-cell table:formula="of:=[.K119]/([.K119]+[.L119]) - 1.65*SQRT(([.K119]*[.L119])/(([.K119]+[.L119])*([.K119]+[.L119]) *([.K119]+[.L119]+1)))" office:value-type="float" office:value="0.0236860279185588" calcext:value-type="float">
            <text:p>0.0236860279</text:p>
          </table:table-cell>
        </table:table-row>
        <table:table-row table:style-name="ro2">
          <table:table-cell table:number-columns-repeated="9"/>
          <table:table-cell table:formula="of:=[.C120]/5 +[.D120]*2/5 +[.E120]*3/5 +[.F120]*4/5+[.G120]*5/5"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7T16:59:48.952881992</meta:creation-date>
    <dc:date>2014-12-27T18:01:43.225501105</dc:date>
    <meta:editing-duration>PT14M42S</meta:editing-duration>
    <meta:editing-cycles>1</meta:editing-cycles>
    <meta:document-statistic meta:table-count="1" meta:cell-count="609" meta:object-count="0"/>
    <meta:generator>LibreOffice/4.2.7.2$Linux_X86_64 LibreOffice_project/420m0$Build-2</meta:generator>
  </office:meta>
</office:document-meta>
</file>